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3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15" style:family="table-cell" style:parent-style-name="Default" style:data-style-name="N4">
      <style:table-cell-properties fo:background-color="#ffff99"/>
    </style:style>
    <style:style style:name="ce16" style:family="table-cell" style:parent-style-name="Default" style:data-style-name="N125">
      <style:table-cell-properties fo:background-color="transparent"/>
    </style:style>
    <style:style style:name="ce5" style:family="table-cell" style:parent-style-name="Default" style:data-style-name="N3"/>
    <style:style style:name="ce18" style:family="table-cell" style:parent-style-name="Default" style:data-style-name="N4"/>
    <style:style style:name="ce19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3">
      <style:text-properties fo:font-size="8pt" style:font-size-asian="8pt" style:font-size-complex="8pt"/>
    </style:style>
    <style:style style:name="ce9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7pt" style:font-size-asian="7pt" style:font-size-complex="7pt"/>
    </style:style>
    <style:style style:name="ce23" style:family="table-cell" style:parent-style-name="Default" style:data-style-name="N3">
      <style:table-cell-properties fo:background-color="#ffff99"/>
    </style:style>
    <style:style style:name="ce24" style:family="table-cell" style:parent-style-name="Default" style:data-style-name="N125">
      <style:table-cell-properties fo:background-color="#ffff99"/>
    </style:style>
    <style:style style:name="ce28" style:family="table-cell" style:parent-style-name="Default" style:data-style-name="N3">
      <style:text-properties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8" style:family="table-cell" style:parent-style-name="Default" style:data-style-name="N3">
      <style:table-cell-properties fo:border-bottom="none" fo:background-color="#ffff99" fo:border-left="0.06pt solid #000000" fo:border-right="0.06pt solid #000000" fo:border-top="none"/>
    </style:style>
    <style:style style:name="ce3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 style:data-style-name="N4">
      <style:table-cell-properties fo:border-bottom="none" fo:background-color="#ffff99" fo:border-left="0.06pt solid #000000" fo:border-right="0.06pt solid #000000" fo:border-top="none"/>
    </style:style>
    <style:style style:name="ce42" style:family="table-cell" style:parent-style-name="Default" style:data-style-name="N125">
      <style:table-cell-properties fo:border-bottom="none" fo:background-color="#ffff99" fo:border-left="0.06pt solid #000000" fo:border-right="0.06pt solid #000000" fo:border-top="none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 style:data-style-name="N4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:</text:p>
          </table:table-cell>
          <table:table-cell office:value-type="string" calcext:value-type="string">
            <text:p>staking.scenario.data.ods</text:p>
          </table:table-cell>
        </table:table-row>
        <table:table-row table:style-name="ro1">
          <table:table-cell office:value-type="string" calcext:value-type="string">
            <text:p>Content:</text:p>
          </table:table-cell>
          <table:table-cell office:value-type="string" calcext:value-type="string">
            <text:p>Calculation of test data in the `@zkp-staking/contracts/test/assets/staking.scenario.data.ts` file (see the “Test Case” sheet)</text:p>
          </table:table-cell>
        </table:table-row>
      </table:table>
      <table:table table:name="Test Cas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18"/>
        <table:table-column table:style-name="co3" table:number-columns-repeated="4" table:default-cell-style-name="Default"/>
        <table:table-column table:style-name="co1" table:number-columns-repeated="1010" table:default-cell-style-name="Default"/>
        <table:table-row table:style-name="ro1">
          <table:table-cell table:style-name="ce2" office:value-type="string" calcext:value-type="string">
            <text:p>Interval 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6" office:value-type="string" calcext:value-type="string">
            <text:p>Total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Timestamp (the interval end)</text:p>
          </table:table-cell>
          <table:table-cell office:value-type="float" office:value="0" calcext:value-type="float">
            <text:p>0</text:p>
          </table:table-cell>
          <table:table-cell table:style-name="ce5" table:formula="of:=[.C22]*86400/[.$N6]" office:value-type="float" office:value="8640" calcext:value-type="float">
            <text:p>8,640</text:p>
          </table:table-cell>
          <table:table-cell table:style-name="ce5" table:formula="of:=[.D22]*86400/[.$N6]" office:value-type="float" office:value="25920" calcext:value-type="float">
            <text:p>25,920</text:p>
          </table:table-cell>
          <table:table-cell table:style-name="ce5" table:formula="of:=[.E22]*86400/[.$N6]" office:value-type="float" office:value="34560" calcext:value-type="float">
            <text:p>34,560</text:p>
          </table:table-cell>
          <table:table-cell table:style-name="ce5" table:formula="of:=[.F22]*86400/[.$N6]" office:value-type="float" office:value="43200" calcext:value-type="float">
            <text:p>43,200</text:p>
          </table:table-cell>
          <table:table-cell table:style-name="ce5" table:formula="of:=[.G22]*86400/[.$N6]" office:value-type="float" office:value="50112" calcext:value-type="float">
            <text:p>50,112</text:p>
          </table:table-cell>
          <table:table-cell table:style-name="ce5" table:formula="of:=[.H22]*86400/[.$N6]" office:value-type="float" office:value="50112" calcext:value-type="float">
            <text:p>50,112</text:p>
          </table:table-cell>
          <table:table-cell table:style-name="ce5" table:formula="of:=[.I22]*86400/[.$N6]" office:value-type="float" office:value="50112" calcext:value-type="float">
            <text:p>50,112</text:p>
          </table:table-cell>
          <table:table-cell table:style-name="ce5" table:formula="of:=[.J22]*86400/[.$N6]" office:value-type="float" office:value="58752" calcext:value-type="float">
            <text:p>58,752</text:p>
          </table:table-cell>
          <table:table-cell table:style-name="ce5" table:formula="of:=[.K22]*86400/[.$N6]" office:value-type="float" office:value="84672" calcext:value-type="float">
            <text:p>84,672</text:p>
          </table:table-cell>
          <table:table-cell table:style-name="ce5" table:formula="of:=[.L22]*86400/[.$N6]" office:value-type="float" office:value="84672" calcext:value-type="float">
            <text:p>84,672</text:p>
          </table:table-cell>
          <table:table-cell table:style-name="ce5" table:formula="of:=[.M22]*86400/[.$N6]" office:value-type="float" office:value="86400" calcext:value-type="float">
            <text:p>86,400</text:p>
          </table:table-cell>
          <table:table-cell table:number-columns-repeated="1011"/>
        </table:table-row>
        <table:table-row table:style-name="ro2">
          <table:table-cell table:style-name="ce1"/>
          <table:table-cell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1"/>
          <table:table-cell table:style-name="ce1" office:value-type="string" calcext:value-type="string">
            <text:p>(changes within the interval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" table:number-columns-repeated="2"/>
          <table:table-cell table:number-columns-repeated="7"/>
          <table:table-cell table:style-name="ce37">
            <office:annotation draw:style-name="gr1" draw:text-style-name="P2" svg:width="82.18pt" svg:height="106.47pt" svg:x="865.76pt" svg:y="3.43pt" draw:caption-point-x="-17.29pt" draw:caption-point-y="42.8pt">
              <dc:date>2022-01-26T00:00:00</dc:date>
              <text:p text:style-name="P1">No</text:p>
              <text:p text:style-name="P1"><text:s/>stake/unstake txs.<text:line-break/>So reward tokens are not vested but rather <text:s/>get ready to be vested</text:p>
              <text:p text:style-name="P1"/>
            </office:annotation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ward Tokens vested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5000000" calcext:value-type="float">
            <text:p>5,000,000</text:p>
          </table:table-cell>
          <table:table-cell table:style-name="ce23" office:value-type="float" office:value="10000000" calcext:value-type="float">
            <text:p>10,000,000</text:p>
          </table:table-cell>
          <table:table-cell table:number-columns-repeated="2" table:style-name="ce23" office:value-type="float" office:value="5000000" calcext:value-type="float">
            <text:p>5,000,000</text:p>
          </table:table-cell>
          <table:table-cell table:style-name="ce23" office:value-type="float" office:value="4000000" calcext:value-type="float">
            <text:p>4,000,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8" office:value-type="float" office:value="5000000" calcext:value-type="float">
            <text:p>5,000,000</text:p>
          </table:table-cell>
          <table:table-cell table:style-name="ce23" office:value-type="float" office:value="15000000" calcext:value-type="float">
            <text:p>15,000,0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0000" calcext:value-type="float">
            <text:p>1,000,000</text:p>
          </table:table-cell>
          <table:table-cell table:style-name="ce5" table:formula="of:=SUM([.B6:.M6])" office:value-type="float" office:value="50000000" calcext:value-type="float">
            <text:p>50,000,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esting assumed to happen in the beginning of an interval – before shares are granted or redeemed.</text:p>
          </table:table-cell>
          <table:table-cell table:style-name="ce4" table:number-columns-repeated="8"/>
          <table:table-cell table:style-name="ce39"/>
          <table:table-cell table:style-name="ce4" table:number-columns-repeated="3"/>
          <table:table-cell table:number-columns-repeated="1011"/>
        </table:table-row>
        <table:table-row table:style-name="ro2">
          <table:table-cell table:style-name="ce1"/>
          <table:table-cell table:style-name="ce4" table:number-columns-repeated="8"/>
          <table:table-cell table:style-name="ce39"/>
          <table:table-cell table:style-name="ce4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Shares granted</text:p>
          </table:table-cell>
          <table:table-cell table:number-columns-repeated="8"/>
          <table:table-cell table:style-name="ce40"/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ser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6"/>
          <table:table-cell table:style-name="ce15" office:value-type="float" office:value="30" calcext:value-type="float">
            <text:p>30.00</text:p>
          </table:table-cell>
          <table:table-cell table:style-name="ce41"/>
          <table:table-cell table:style-name="ce15" table:number-columns-repeated="2"/>
          <table:table-cell table:style-name="ce25"/>
          <table:table-cell table:style-name="ce5" table:formula="of:=SUM([.B10:.M10])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 table:style-name="ce15"/>
          <table:table-cell table:style-name="ce15" office:value-type="float" office:value="15" calcext:value-type="float">
            <text:p>15.00</text:p>
          </table:table-cell>
          <table:table-cell table:style-name="ce15" table:number-columns-repeated="6"/>
          <table:table-cell table:style-name="ce41"/>
          <table:table-cell table:style-name="ce15" table:number-columns-repeated="2"/>
          <table:table-cell table:style-name="ce25"/>
          <table:table-cell table:style-name="ce5" table:formula="of:=SUM([.B11:.M11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 table:style-name="ce15" table:number-columns-repeated="4"/>
          <table:table-cell table:style-name="ce15" office:value-type="float" office:value="80" calcext:value-type="float">
            <text:p>80.00</text:p>
          </table:table-cell>
          <table:table-cell table:style-name="ce15" table:number-columns-repeated="3"/>
          <table:table-cell table:style-name="ce41"/>
          <table:table-cell table:style-name="ce15" table:number-columns-repeated="2"/>
          <table:table-cell table:style-name="ce25"/>
          <table:table-cell table:style-name="ce5" table:formula="of:=SUM([.B12:.M12])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 table:style-name="ce15" table:number-columns-repeated="3"/>
          <table:table-cell table:style-name="ce15" office:value-type="float" office:value="60" calcext:value-type="float">
            <text:p>60.00</text:p>
          </table:table-cell>
          <table:table-cell table:style-name="ce15" table:number-columns-repeated="4"/>
          <table:table-cell table:style-name="ce41"/>
          <table:table-cell table:style-name="ce15" office:value-type="float" office:value="65" calcext:value-type="float">
            <text:p>65.00</text:p>
          </table:table-cell>
          <table:table-cell table:style-name="ce15"/>
          <table:table-cell table:style-name="ce25"/>
          <table:table-cell table:style-name="ce5" table:formula="of:=SUM([.B13:.M13])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40"/>
          <table:table-cell table:number-columns-repeated="3"/>
          <table:table-cell table:style-name="ce9" table:formula="of:=SUM([.N10:.N13])" office:value-type="float" office:value="260" calcext:value-type="float">
            <text:p>2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hares redeemed</text:p>
          </table:table-cell>
          <table:table-cell table:number-columns-repeated="8"/>
          <table:table-cell table:style-name="ce40"/>
          <table:table-cell table:number-columns-repeated="1014"/>
        </table:table-row>
        <table:table-row table:style-name="ro1">
          <table:table-cell office:value-type="string" calcext:value-type="string">
            <text:p>user0</text:p>
          </table:table-cell>
          <table:table-cell table:style-name="ce16"/>
          <table:table-cell table:style-name="ce24"/>
          <table:table-cell table:style-name="ce24" office:value-type="float" office:value="5" calcext:value-type="float">
            <text:p>5.0</text:p>
          </table:table-cell>
          <table:table-cell table:style-name="ce24" table:number-columns-repeated="5"/>
          <table:table-cell table:style-name="ce42"/>
          <table:table-cell table:style-name="ce24"/>
          <table:table-cell table:style-name="ce24" office:value-type="float" office:value="35" calcext:value-type="float">
            <text:p>35.0</text:p>
          </table:table-cell>
          <table:table-cell table:style-name="ce24"/>
          <table:table-cell table:style-name="ce5" table:formula="of:=SUM([.B16:.M16])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 table:style-name="ce16"/>
          <table:table-cell table:style-name="ce24" table:number-columns-repeated="5"/>
          <table:table-cell table:style-name="ce24" office:value-type="float" office:value="10" calcext:value-type="float">
            <text:p>10.0</text:p>
          </table:table-cell>
          <table:table-cell table:style-name="ce24"/>
          <table:table-cell table:style-name="ce42"/>
          <table:table-cell table:style-name="ce24"/>
          <table:table-cell table:style-name="ce24" office:value-type="float" office:value="5" calcext:value-type="float">
            <text:p>5.0</text:p>
          </table:table-cell>
          <table:table-cell table:style-name="ce24"/>
          <table:table-cell table:style-name="ce5" table:formula="of:=SUM([.B17:.M17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 table:style-name="ce16"/>
          <table:table-cell table:style-name="ce24" table:number-columns-repeated="4"/>
          <table:table-cell table:style-name="ce24" office:value-type="float" office:value="80" calcext:value-type="float">
            <text:p>80.0</text:p>
          </table:table-cell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5" table:formula="of:=SUM([.B18:.M18])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 table:style-name="ce16"/>
          <table:table-cell table:style-name="ce24" table:number-columns-repeated="7"/>
          <table:table-cell table:style-name="ce42"/>
          <table:table-cell table:style-name="ce24" table:number-columns-repeated="2"/>
          <table:table-cell table:style-name="ce24" office:value-type="float" office:value="125" calcext:value-type="float">
            <text:p>125.0</text:p>
          </table:table-cell>
          <table:table-cell table:style-name="ce5" table:formula="of:=SUM([.B19:.M19])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43"/>
          <table:table-cell table:number-columns-repeated="3"/>
          <table:table-cell table:style-name="ce9" table:formula="of:=SUM([.N16:.N19])" office:value-type="float" office:value="260" calcext:value-type="float">
            <text:p>26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<text:span text:style-name="T1">Accumulated</text:span>, in the end of the interval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Reward Tokens vested so far</text:p>
          </table:table-cell>
          <table:table-cell table:style-name="ce5" table:formula="of:=[.B6]" office:value-type="float" office:value="0" calcext:value-type="float">
            <text:p>0</text:p>
          </table:table-cell>
          <table:table-cell table:style-name="ce5" table:formula="of:=[.B22]+[.C6]" office:value-type="float" office:value="5000000" calcext:value-type="float">
            <text:p>5,000,000</text:p>
          </table:table-cell>
          <table:table-cell table:style-name="ce5" table:formula="of:=[.C22]+[.D6]" office:value-type="float" office:value="15000000" calcext:value-type="float">
            <text:p>15,000,000</text:p>
          </table:table-cell>
          <table:table-cell table:style-name="ce5" table:formula="of:=[.D22]+[.E6]" office:value-type="float" office:value="20000000" calcext:value-type="float">
            <text:p>20,000,000</text:p>
          </table:table-cell>
          <table:table-cell table:style-name="ce5" table:formula="of:=[.E22]+[.F6]" office:value-type="float" office:value="25000000" calcext:value-type="float">
            <text:p>25,000,000</text:p>
          </table:table-cell>
          <table:table-cell table:style-name="ce5" table:formula="of:=[.F22]+[.G6]" office:value-type="float" office:value="29000000" calcext:value-type="float">
            <text:p>29,000,000</text:p>
          </table:table-cell>
          <table:table-cell table:style-name="ce5" table:formula="of:=[.G22]+[.H6]" office:value-type="float" office:value="29000000" calcext:value-type="float">
            <text:p>29,000,000</text:p>
          </table:table-cell>
          <table:table-cell table:style-name="ce5" table:formula="of:=[.H22]+[.I6]" office:value-type="float" office:value="29000000" calcext:value-type="float">
            <text:p>29,000,000</text:p>
          </table:table-cell>
          <table:table-cell table:style-name="ce5" table:formula="of:=[.I22]+[.J6]" office:value-type="float" office:value="34000000" calcext:value-type="float">
            <text:p>34,000,000</text:p>
          </table:table-cell>
          <table:table-cell table:style-name="ce5" table:formula="of:=[.J22]+[.K6]" office:value-type="float" office:value="49000000" calcext:value-type="float">
            <text:p>49,000,000</text:p>
          </table:table-cell>
          <table:table-cell table:style-name="ce5" table:formula="of:=[.K22]+[.L6]" office:value-type="float" office:value="49000000" calcext:value-type="float">
            <text:p>49,000,000</text:p>
          </table:table-cell>
          <table:table-cell table:style-name="ce5" table:formula="of:=[.L22]+[.M6]" office:value-type="float" office:value="50000000" calcext:value-type="float">
            <text:p>50,000,000</text:p>
          </table:table-cell>
          <table:table-cell table:style-name="ce5"/>
          <table:table-cell table:number-columns-repeated="1010"/>
        </table:table-row>
        <table:table-row table:style-name="ro3">
          <table:table-cell office:value-type="string" calcext:value-type="string">
            <text:p>Shares granted so far</text:p>
          </table:table-cell>
          <table:table-cell table:style-name="ce5" table:formula="of:=SUM([.B10:.B13])" office:value-type="float" office:value="10" calcext:value-type="float">
            <text:p>10</text:p>
          </table:table-cell>
          <table:table-cell table:style-name="ce5" table:formula="of:=[.B23]+SUM([.C10:.C13])" office:value-type="float" office:value="25" calcext:value-type="float">
            <text:p>25</text:p>
          </table:table-cell>
          <table:table-cell table:style-name="ce5" table:formula="of:=[.C23]+SUM([.D10:.D13])" office:value-type="float" office:value="25" calcext:value-type="float">
            <text:p>25</text:p>
          </table:table-cell>
          <table:table-cell table:style-name="ce5" table:formula="of:=[.D23]+SUM([.E10:.E13])" office:value-type="float" office:value="85" calcext:value-type="float">
            <text:p>85</text:p>
          </table:table-cell>
          <table:table-cell table:style-name="ce5" table:formula="of:=[.E23]+SUM([.F10:.F13])" office:value-type="float" office:value="165" calcext:value-type="float">
            <text:p>165</text:p>
          </table:table-cell>
          <table:table-cell table:style-name="ce5" table:formula="of:=[.F23]+SUM([.G10:.G13])" office:value-type="float" office:value="165" calcext:value-type="float">
            <text:p>165</text:p>
          </table:table-cell>
          <table:table-cell table:style-name="ce5" table:formula="of:=[.G23]+SUM([.H10:.H13])" office:value-type="float" office:value="165" calcext:value-type="float">
            <text:p>165</text:p>
          </table:table-cell>
          <table:table-cell table:style-name="ce5" table:formula="of:=[.H23]+SUM([.I10:.I13])" office:value-type="float" office:value="195" calcext:value-type="float">
            <text:p>195</text:p>
          </table:table-cell>
          <table:table-cell table:style-name="ce5" table:formula="of:=[.I23]+SUM([.J10:.J13])" office:value-type="float" office:value="195" calcext:value-type="float">
            <text:p>195</text:p>
          </table:table-cell>
          <table:table-cell table:style-name="ce5" table:formula="of:=[.J23]+SUM([.K10:.K13])" office:value-type="float" office:value="260" calcext:value-type="float">
            <text:p>260</text:p>
          </table:table-cell>
          <table:table-cell table:style-name="ce5" table:formula="of:=[.K23]+SUM([.L10:.L13])" office:value-type="float" office:value="260" calcext:value-type="float">
            <text:p>260</text:p>
          </table:table-cell>
          <table:table-cell table:style-name="ce5" table:formula="of:=[.L23]+SUM([.M10:.M13])" office:value-type="float" office:value="260" calcext:value-type="float">
            <text:p>260</text:p>
          </table:table-cell>
          <table:table-cell table:style-name="ce5"/>
          <table:table-cell table:number-columns-repeated="1010"/>
        </table:table-row>
        <table:table-row table:style-name="ro4">
          <table:table-cell office:value-type="string" calcext:value-type="string">
            <text:p>Shares redeemed so far</text:p>
          </table:table-cell>
          <table:table-cell table:style-name="ce5" table:formula="of:=SUM([.B16:.B19])" office:value-type="float" office:value="0" calcext:value-type="float">
            <text:p>0</text:p>
          </table:table-cell>
          <table:table-cell table:style-name="ce5" table:formula="of:=[.B24]+SUM([.C16:.C19])" office:value-type="float" office:value="0" calcext:value-type="float">
            <text:p>0</text:p>
          </table:table-cell>
          <table:table-cell table:style-name="ce5" table:formula="of:=[.C24]+SUM([.D16:.D19])" office:value-type="float" office:value="5" calcext:value-type="float">
            <text:p>5</text:p>
          </table:table-cell>
          <table:table-cell table:style-name="ce5" table:formula="of:=[.D24]+SUM([.E16:.E19])" office:value-type="float" office:value="5" calcext:value-type="float">
            <text:p>5</text:p>
          </table:table-cell>
          <table:table-cell table:style-name="ce5" table:formula="of:=[.E24]+SUM([.F16:.F19])" office:value-type="float" office:value="5" calcext:value-type="float">
            <text:p>5</text:p>
          </table:table-cell>
          <table:table-cell table:style-name="ce5" table:formula="of:=[.F24]+SUM([.G16:.G19])" office:value-type="float" office:value="85" calcext:value-type="float">
            <text:p>85</text:p>
          </table:table-cell>
          <table:table-cell table:style-name="ce5" table:formula="of:=[.G24]+SUM([.H16:.H19])" office:value-type="float" office:value="95" calcext:value-type="float">
            <text:p>95</text:p>
          </table:table-cell>
          <table:table-cell table:style-name="ce5" table:formula="of:=[.H24]+SUM([.I16:.I19])" office:value-type="float" office:value="95" calcext:value-type="float">
            <text:p>95</text:p>
          </table:table-cell>
          <table:table-cell table:style-name="ce5" table:formula="of:=[.I24]+SUM([.J16:.J19])" office:value-type="float" office:value="95" calcext:value-type="float">
            <text:p>95</text:p>
          </table:table-cell>
          <table:table-cell table:style-name="ce5" table:formula="of:=[.J24]+SUM([.K16:.K19])" office:value-type="float" office:value="95" calcext:value-type="float">
            <text:p>95</text:p>
          </table:table-cell>
          <table:table-cell table:style-name="ce5" table:formula="of:=[.K24]+SUM([.L16:.L19])" office:value-type="float" office:value="135" calcext:value-type="float">
            <text:p>135</text:p>
          </table:table-cell>
          <table:table-cell table:style-name="ce5" table:formula="of:=[.L24]+SUM([.M16:.M19])" office:value-type="float" office:value="260" calcext:value-type="float">
            <text:p>260</text:p>
          </table:table-cell>
          <table:table-cell table:style-name="ce5"/>
          <table:table-cell table:number-columns-repeated="1010"/>
        </table:table-row>
        <table:table-row table:style-name="ro3">
          <table:table-cell office:value-type="string" calcext:value-type="string">
            <text:p>Shares Outstanding</text:p>
          </table:table-cell>
          <table:table-cell table:style-name="ce5" table:formula="of:=[.B23]-[.B24]" office:value-type="float" office:value="10" calcext:value-type="float">
            <text:p>10</text:p>
          </table:table-cell>
          <table:table-cell table:style-name="ce5" table:formula="of:=[.C23]-[.C24]" office:value-type="float" office:value="25" calcext:value-type="float">
            <text:p>25</text:p>
          </table:table-cell>
          <table:table-cell table:style-name="ce5" table:formula="of:=[.D23]-[.D24]" office:value-type="float" office:value="20" calcext:value-type="float">
            <text:p>20</text:p>
          </table:table-cell>
          <table:table-cell table:style-name="ce5" table:formula="of:=[.E23]-[.E24]" office:value-type="float" office:value="80" calcext:value-type="float">
            <text:p>80</text:p>
          </table:table-cell>
          <table:table-cell table:style-name="ce5" table:formula="of:=[.F23]-[.F24]" office:value-type="float" office:value="160" calcext:value-type="float">
            <text:p>160</text:p>
          </table:table-cell>
          <table:table-cell table:style-name="ce5" table:formula="of:=[.G23]-[.G24]" office:value-type="float" office:value="80" calcext:value-type="float">
            <text:p>80</text:p>
          </table:table-cell>
          <table:table-cell table:style-name="ce5" table:formula="of:=[.H23]-[.H24]" office:value-type="float" office:value="70" calcext:value-type="float">
            <text:p>70</text:p>
          </table:table-cell>
          <table:table-cell table:style-name="ce5" table:formula="of:=[.I23]-[.I24]" office:value-type="float" office:value="100" calcext:value-type="float">
            <text:p>100</text:p>
          </table:table-cell>
          <table:table-cell table:style-name="ce5" table:formula="of:=[.J23]-[.J24]" office:value-type="float" office:value="100" calcext:value-type="float">
            <text:p>100</text:p>
          </table:table-cell>
          <table:table-cell table:style-name="ce5" table:formula="of:=[.K23]-[.K24]" office:value-type="float" office:value="165" calcext:value-type="float">
            <text:p>165</text:p>
          </table:table-cell>
          <table:table-cell table:style-name="ce5" table:formula="of:=[.L23]-[.L24]" office:value-type="float" office:value="125" calcext:value-type="float">
            <text:p>125</text:p>
          </table:table-cell>
          <table:table-cell table:style-name="ce5" table:formula="of:=[.M23]-[.M24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Reward Tokens entitled for the interval</text:p>
          </table:table-cell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0</text:p>
          </table:table-cell>
          <table:table-cell/>
          <table:table-cell table:style-name="ce18" table:formula="of:=[.C$6]*[.B52]/[.B$25]" office:value-type="float" office:value="5000000" calcext:value-type="float">
            <text:p>5,000,000.00</text:p>
          </table:table-cell>
          <table:table-cell table:style-name="ce18" table:formula="of:=[.D$6]*[.C52]/[.C$25]" office:value-type="float" office:value="4000000" calcext:value-type="float">
            <text:p>4,000,000.00</text:p>
          </table:table-cell>
          <table:table-cell table:style-name="ce18" table:formula="of:=[.E$6]*[.D52]/[.D$25]" office:value-type="float" office:value="1250000" calcext:value-type="float">
            <text:p>1,250,000.00</text:p>
          </table:table-cell>
          <table:table-cell table:style-name="ce18" table:formula="of:=[.F$6]*[.E52]/[.E$25]" office:value-type="float" office:value="312500" calcext:value-type="float">
            <text:p>312,500.00</text:p>
          </table:table-cell>
          <table:table-cell table:style-name="ce18" table:formula="of:=[.G$6]*[.F52]/[.F$25]" office:value-type="float" office:value="125000" calcext:value-type="float">
            <text:p>125,000.00</text:p>
          </table:table-cell>
          <table:table-cell table:style-name="ce18" table:formula="of:=[.H$6]*[.G52]/[.G$25]" office:value-type="float" office:value="0" calcext:value-type="float">
            <text:p>0.00</text:p>
          </table:table-cell>
          <table:table-cell table:style-name="ce18" table:formula="of:=[.I$6]*[.H52]/[.H$25]" office:value-type="float" office:value="0" calcext:value-type="float">
            <text:p>0.00</text:p>
          </table:table-cell>
          <table:table-cell table:formula="of:=[.J$6]*[.I52]/[.I$25]" office:value-type="float" office:value="1750000" calcext:value-type="float">
            <text:p>1,750,000.00</text:p>
          </table:table-cell>
          <table:table-cell table:style-name="ce18" table:formula="of:=[.K$6]*[.J52]/[.J$25]" office:value-type="float" office:value="5250000" calcext:value-type="float">
            <text:p>5,250,000.00</text:p>
          </table:table-cell>
          <table:table-cell table:style-name="ce18" table:formula="of:=[.L$6]*[.K52]/[.K$25]" office:value-type="float" office:value="0" calcext:value-type="float">
            <text:p>0.00</text:p>
          </table:table-cell>
          <table:table-cell table:style-name="ce18" table:formula="of:=[.M$6]*[.L52]/[.L$25]" office:value-type="float" office:value="0" calcext:value-type="float">
            <text:p>0.00</text:p>
          </table:table-cell>
          <table:table-cell table:style-name="ce18" table:formula="of:=SUM([.B28:.M28])" office:value-type="float" office:value="17687500" calcext:value-type="float">
            <text:p>17,687,50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/>
          <table:table-cell table:style-name="ce18" table:formula="of:=[.C$6]*[.B53]/[.B$25]" office:value-type="float" office:value="0" calcext:value-type="float">
            <text:p>0.00</text:p>
          </table:table-cell>
          <table:table-cell table:style-name="ce18" table:formula="of:=[.D$6]*[.C53]/[.C$25]" office:value-type="float" office:value="6000000" calcext:value-type="float">
            <text:p>6,000,000.00</text:p>
          </table:table-cell>
          <table:table-cell table:style-name="ce18" table:formula="of:=[.E$6]*[.D53]/[.D$25]" office:value-type="float" office:value="3750000" calcext:value-type="float">
            <text:p>3,750,000.00</text:p>
          </table:table-cell>
          <table:table-cell table:style-name="ce18" table:formula="of:=[.F$6]*[.E53]/[.E$25]" office:value-type="float" office:value="937500" calcext:value-type="float">
            <text:p>937,500.00</text:p>
          </table:table-cell>
          <table:table-cell table:style-name="ce18" table:formula="of:=[.G$6]*[.F53]/[.F$25]" office:value-type="float" office:value="375000" calcext:value-type="float">
            <text:p>375,000.00</text:p>
          </table:table-cell>
          <table:table-cell table:style-name="ce18" table:formula="of:=[.H$6]*[.G53]/[.G$25]" office:value-type="float" office:value="0" calcext:value-type="float">
            <text:p>0.00</text:p>
          </table:table-cell>
          <table:table-cell table:style-name="ce18" table:formula="of:=[.I$6]*[.H53]/[.H$25]" office:value-type="float" office:value="0" calcext:value-type="float">
            <text:p>0.00</text:p>
          </table:table-cell>
          <table:table-cell table:formula="of:=[.J$6]*[.I53]/[.I$25]" office:value-type="float" office:value="250000" calcext:value-type="float">
            <text:p>250,000.00</text:p>
          </table:table-cell>
          <table:table-cell table:style-name="ce18" table:formula="of:=[.K$6]*[.J53]/[.J$25]" office:value-type="float" office:value="750000" calcext:value-type="float">
            <text:p>750,000.00</text:p>
          </table:table-cell>
          <table:table-cell table:style-name="ce18" table:formula="of:=[.L$6]*[.K53]/[.K$25]" office:value-type="float" office:value="0" calcext:value-type="float">
            <text:p>0.00</text:p>
          </table:table-cell>
          <table:table-cell table:style-name="ce18" table:formula="of:=[.M$6]*[.L53]/[.L$25]" office:value-type="float" office:value="0" calcext:value-type="float">
            <text:p>0.00</text:p>
          </table:table-cell>
          <table:table-cell table:style-name="ce18" table:formula="of:=SUM([.B29:.M29])" office:value-type="float" office:value="12062500" calcext:value-type="float">
            <text:p>12,062,50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/>
          <table:table-cell table:style-name="ce18" table:formula="of:=[.C$6]*[.B54]/[.B$25]" office:value-type="float" office:value="0" calcext:value-type="float">
            <text:p>0.00</text:p>
          </table:table-cell>
          <table:table-cell table:style-name="ce18" table:formula="of:=[.D$6]*[.C54]/[.C$25]" office:value-type="float" office:value="0" calcext:value-type="float">
            <text:p>0.00</text:p>
          </table:table-cell>
          <table:table-cell table:style-name="ce18" table:formula="of:=[.E$6]*[.D54]/[.D$25]" office:value-type="float" office:value="0" calcext:value-type="float">
            <text:p>0.00</text:p>
          </table:table-cell>
          <table:table-cell table:style-name="ce18" table:formula="of:=[.F$6]*[.E54]/[.E$25]" office:value-type="float" office:value="0" calcext:value-type="float">
            <text:p>0.00</text:p>
          </table:table-cell>
          <table:table-cell table:style-name="ce18" table:formula="of:=[.G$6]*[.F54]/[.F$25]" office:value-type="float" office:value="2000000" calcext:value-type="float">
            <text:p>2,000,000.00</text:p>
          </table:table-cell>
          <table:table-cell table:style-name="ce18" table:formula="of:=[.H$6]*[.G54]/[.G$25]" office:value-type="float" office:value="0" calcext:value-type="float">
            <text:p>0.00</text:p>
          </table:table-cell>
          <table:table-cell table:style-name="ce18" table:formula="of:=[.I$6]*[.H54]/[.H$25]" office:value-type="float" office:value="0" calcext:value-type="float">
            <text:p>0.00</text:p>
          </table:table-cell>
          <table:table-cell table:formula="of:=[.J$6]*[.I54]/[.I$25]" office:value-type="float" office:value="0" calcext:value-type="float">
            <text:p>0.00</text:p>
          </table:table-cell>
          <table:table-cell table:style-name="ce18" table:formula="of:=[.K$6]*[.J54]/[.J$25]" office:value-type="float" office:value="0" calcext:value-type="float">
            <text:p>0.00</text:p>
          </table:table-cell>
          <table:table-cell table:style-name="ce18" table:formula="of:=[.L$6]*[.K54]/[.K$25]" office:value-type="float" office:value="0" calcext:value-type="float">
            <text:p>0.00</text:p>
          </table:table-cell>
          <table:table-cell table:style-name="ce18" table:formula="of:=[.M$6]*[.L54]/[.L$25]" office:value-type="float" office:value="0" calcext:value-type="float">
            <text:p>0.00</text:p>
          </table:table-cell>
          <table:table-cell table:style-name="ce18" table:formula="of:=SUM([.B30:.M30])" office:value-type="float" office:value="2000000" calcext:value-type="float">
            <text:p>2,000,00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/>
          <table:table-cell table:style-name="ce18" table:formula="of:=[.C$6]*[.B55]/[.B$25]" office:value-type="float" office:value="0" calcext:value-type="float">
            <text:p>0.00</text:p>
          </table:table-cell>
          <table:table-cell table:style-name="ce18" table:formula="of:=[.D$6]*[.C55]/[.C$25]" office:value-type="float" office:value="0" calcext:value-type="float">
            <text:p>0.00</text:p>
          </table:table-cell>
          <table:table-cell table:style-name="ce18" table:formula="of:=[.E$6]*[.D55]/[.D$25]" office:value-type="float" office:value="0" calcext:value-type="float">
            <text:p>0.00</text:p>
          </table:table-cell>
          <table:table-cell table:style-name="ce18" table:formula="of:=[.F$6]*[.E55]/[.E$25]" office:value-type="float" office:value="3750000" calcext:value-type="float">
            <text:p>3,750,000.00</text:p>
          </table:table-cell>
          <table:table-cell table:style-name="ce18" table:formula="of:=[.G$6]*[.F55]/[.F$25]" office:value-type="float" office:value="1500000" calcext:value-type="float">
            <text:p>1,500,000.00</text:p>
          </table:table-cell>
          <table:table-cell table:style-name="ce18" table:formula="of:=[.H$6]*[.G55]/[.G$25]" office:value-type="float" office:value="0" calcext:value-type="float">
            <text:p>0.00</text:p>
          </table:table-cell>
          <table:table-cell table:style-name="ce18" table:formula="of:=[.I$6]*[.H55]/[.H$25]" office:value-type="float" office:value="0" calcext:value-type="float">
            <text:p>0.00</text:p>
          </table:table-cell>
          <table:table-cell table:formula="of:=[.J$6]*[.I55]/[.I$25]" office:value-type="float" office:value="3000000" calcext:value-type="float">
            <text:p>3,000,000.00</text:p>
          </table:table-cell>
          <table:table-cell table:style-name="ce18" table:formula="of:=[.K$6]*[.J55]/[.J$25]" office:value-type="float" office:value="9000000" calcext:value-type="float">
            <text:p>9,000,000.00</text:p>
          </table:table-cell>
          <table:table-cell table:style-name="ce18" table:formula="of:=[.L$6]*[.K55]/[.K$25]" office:value-type="float" office:value="0" calcext:value-type="float">
            <text:p>0.00</text:p>
          </table:table-cell>
          <table:table-cell table:style-name="ce18" table:formula="of:=[.M$6]*[.L55]/[.L$25]" office:value-type="float" office:value="1000000" calcext:value-type="float">
            <text:p>1,000,000.00</text:p>
          </table:table-cell>
          <table:table-cell table:style-name="ce18" table:formula="of:=SUM([.B31:.M31])" office:value-type="float" office:value="18250000" calcext:value-type="float">
            <text:p>18,250,000.00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2"/>
          <table:table-cell table:style-name="ce19" table:formula="of:=SUM([.C28:.C31])" office:value-type="float" office:value="5000000" calcext:value-type="float">
            <text:p>5,000,000.00</text:p>
          </table:table-cell>
          <table:table-cell table:style-name="ce19" table:formula="of:=SUM([.D28:.D31])" office:value-type="float" office:value="10000000" calcext:value-type="float">
            <text:p>10,000,000.00</text:p>
          </table:table-cell>
          <table:table-cell table:style-name="ce19" table:formula="of:=SUM([.E28:.E31])" office:value-type="float" office:value="5000000" calcext:value-type="float">
            <text:p>5,000,000.00</text:p>
          </table:table-cell>
          <table:table-cell table:style-name="ce19" table:formula="of:=SUM([.F28:.F31])" office:value-type="float" office:value="5000000" calcext:value-type="float">
            <text:p>5,000,000.00</text:p>
          </table:table-cell>
          <table:table-cell table:style-name="ce19" table:formula="of:=SUM([.G28:.G31])" office:value-type="float" office:value="4000000" calcext:value-type="float">
            <text:p>4,000,000.00</text:p>
          </table:table-cell>
          <table:table-cell table:style-name="ce19" table:formula="of:=SUM([.H28:.H31])" office:value-type="float" office:value="0" calcext:value-type="float">
            <text:p>0.00</text:p>
          </table:table-cell>
          <table:table-cell table:style-name="ce19" table:formula="of:=SUM([.I28:.I31])" office:value-type="float" office:value="0" calcext:value-type="float">
            <text:p>0.00</text:p>
          </table:table-cell>
          <table:table-cell table:style-name="ce19" table:formula="of:=SUM([.J28:.J31])" office:value-type="float" office:value="5000000" calcext:value-type="float">
            <text:p>5,000,000.00</text:p>
          </table:table-cell>
          <table:table-cell table:style-name="ce19" table:formula="of:=SUM([.K28:.K31])" office:value-type="float" office:value="15000000" calcext:value-type="float">
            <text:p>15,000,000.00</text:p>
          </table:table-cell>
          <table:table-cell table:style-name="ce19" table:formula="of:=SUM([.L28:.L31])" office:value-type="float" office:value="0" calcext:value-type="float">
            <text:p>0.00</text:p>
          </table:table-cell>
          <table:table-cell table:style-name="ce19" table:formula="of:=SUM([.M28:.M31])" office:value-type="float" office:value="1000000" calcext:value-type="float">
            <text:p>1,000,000.00</text:p>
          </table:table-cell>
          <table:table-cell table:style-name="ce19" table:formula="of:=SUM([.N28:.N31])" office:value-type="float" office:value="50000000" calcext:value-type="float">
            <text:p>50,000,000.00</text:p>
          </table:table-cell>
          <table:table-cell table:number-columns-repeated="1010"/>
        </table:table-row>
        <table:table-row table:style-name="ro3">
          <table:table-cell/>
          <table:table-cell table:style-name="ce18" table:number-columns-repeated="8"/>
          <table:table-cell/>
          <table:table-cell table:style-name="ce18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Reward Tokens paid out in the interval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ser0</text:p>
          </table:table-cell>
          <table:table-cell table:style-name="ce18"/>
          <table:table-cell table:style-name="ce18" table:formula="of:=IF([.C16]=0;0;([.B42]+[.C28])*[.C16]/[.B52])" office:value-type="float" office:value="0" calcext:value-type="float">
            <text:p>0.00</text:p>
          </table:table-cell>
          <table:table-cell table:style-name="ce18" table:formula="of:=IF([.D16]=0;0;([.C42]+[.D28])*[.D16]/[.C52])" office:value-type="float" office:value="4500000" calcext:value-type="float">
            <text:p>4,500,000.00</text:p>
          </table:table-cell>
          <table:table-cell table:style-name="ce18" table:formula="of:=IF([.E16]=0;0;([.D42]+[.E28])*[.E16]/[.D52])" office:value-type="float" office:value="0" calcext:value-type="float">
            <text:p>0.00</text:p>
          </table:table-cell>
          <table:table-cell table:style-name="ce18" table:formula="of:=IF([.F16]=0;0;([.E42]+[.F28])*[.F16]/[.E52])" office:value-type="float" office:value="0" calcext:value-type="float">
            <text:p>0.00</text:p>
          </table:table-cell>
          <table:table-cell table:style-name="ce18" table:formula="of:=IF([.G16]=0;0;([.F42]+[.G28])*[.G16]/[.F52])" office:value-type="float" office:value="0" calcext:value-type="float">
            <text:p>0.00</text:p>
          </table:table-cell>
          <table:table-cell table:style-name="ce18" table:formula="of:=IF([.H16]=0;0;([.G42]+[.H28])*[.H16]/[.G52])" office:value-type="float" office:value="0" calcext:value-type="float">
            <text:p>0.00</text:p>
          </table:table-cell>
          <table:table-cell table:style-name="ce18" table:formula="of:=IF([.I16]=0;0;([.H42]+[.I28])*[.I16]/[.H52])" office:value-type="float" office:value="0" calcext:value-type="float">
            <text:p>0.00</text:p>
          </table:table-cell>
          <table:table-cell table:formula="of:=IF([.J16]=0;0;([.I42]+[.J28])*[.J16]/[.I52])" office:value-type="float" office:value="0" calcext:value-type="float">
            <text:p>0.00</text:p>
          </table:table-cell>
          <table:table-cell table:style-name="ce18" table:formula="of:=IF([.K16]=0;0;([.J42]+[.K28])*[.K16]/[.J52])" office:value-type="float" office:value="0" calcext:value-type="float">
            <text:p>0.00</text:p>
          </table:table-cell>
          <table:table-cell table:style-name="ce18" table:formula="of:=IF([.L16]=0;0;([.K42]+[.L28])*[.L16]/[.K52])" office:value-type="float" office:value="13187500" calcext:value-type="float">
            <text:p>13,187,500.00</text:p>
          </table:table-cell>
          <table:table-cell table:style-name="ce18" table:formula="of:=IF([.M16]=0;0;([.L42]+[.M28])*[.M16]/[.L52])" office:value-type="float" office:value="0" calcext:value-type="float">
            <text:p>0.00</text:p>
          </table:table-cell>
          <table:table-cell table:style-name="ce18" table:formula="of:=SUM([.B35:.M35])" office:value-type="float" office:value="17687500" calcext:value-type="float">
            <text:p>17,687,50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 table:style-name="ce18"/>
          <table:table-cell table:style-name="ce18" table:formula="of:=IF([.C17]=0;0;([.B43]+[.C29])*[.C17]/[.B53])" office:value-type="float" office:value="0" calcext:value-type="float">
            <text:p>0.00</text:p>
          </table:table-cell>
          <table:table-cell table:style-name="ce18" table:formula="of:=IF([.D17]=0;0;([.C43]+[.D29])*[.D17]/[.C53])" office:value-type="float" office:value="0" calcext:value-type="float">
            <text:p>0.00</text:p>
          </table:table-cell>
          <table:table-cell table:style-name="ce18" table:formula="of:=IF([.E17]=0;0;([.D43]+[.E29])*[.E17]/[.D53])" office:value-type="float" office:value="0" calcext:value-type="float">
            <text:p>0.00</text:p>
          </table:table-cell>
          <table:table-cell table:style-name="ce18" table:formula="of:=IF([.F17]=0;0;([.E43]+[.F29])*[.F17]/[.E53])" office:value-type="float" office:value="0" calcext:value-type="float">
            <text:p>0.00</text:p>
          </table:table-cell>
          <table:table-cell table:style-name="ce18" table:formula="of:=IF([.G17]=0;0;([.F43]+[.G29])*[.G17]/[.F53])" office:value-type="float" office:value="0" calcext:value-type="float">
            <text:p>0.00</text:p>
          </table:table-cell>
          <table:table-cell table:style-name="ce18" table:formula="of:=IF([.H17]=0;0;([.G43]+[.H29])*[.H17]/[.G53])" office:value-type="float" office:value="7375000" calcext:value-type="float">
            <text:p>7,375,000.00</text:p>
          </table:table-cell>
          <table:table-cell table:style-name="ce18" table:formula="of:=IF([.I17]=0;0;([.H43]+[.I29])*[.I17]/[.H53])" office:value-type="float" office:value="0" calcext:value-type="float">
            <text:p>0.00</text:p>
          </table:table-cell>
          <table:table-cell table:formula="of:=IF([.J17]=0;0;([.I43]+[.J29])*[.J17]/[.I53])" office:value-type="float" office:value="0" calcext:value-type="float">
            <text:p>0.00</text:p>
          </table:table-cell>
          <table:table-cell table:style-name="ce18" table:formula="of:=IF([.K17]=0;0;([.J43]+[.K29])*[.K17]/[.J53])" office:value-type="float" office:value="0" calcext:value-type="float">
            <text:p>0.00</text:p>
          </table:table-cell>
          <table:table-cell table:style-name="ce18" table:formula="of:=IF([.L17]=0;0;([.K43]+[.L29])*[.L17]/[.K53])" office:value-type="float" office:value="4687500" calcext:value-type="float">
            <text:p>4,687,500.00</text:p>
          </table:table-cell>
          <table:table-cell table:style-name="ce18" table:formula="of:=IF([.M17]=0;0;([.L43]+[.M29])*[.M17]/[.L53])" office:value-type="float" office:value="0" calcext:value-type="float">
            <text:p>0.00</text:p>
          </table:table-cell>
          <table:table-cell table:style-name="ce18" table:formula="of:=SUM([.B36:.M36])" office:value-type="float" office:value="12062500" calcext:value-type="float">
            <text:p>12,062,50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 table:style-name="ce18"/>
          <table:table-cell table:style-name="ce18" table:formula="of:=IF([.C18]=0;0;([.B44]+[.C30])*[.C18]/[.B54])" office:value-type="float" office:value="0" calcext:value-type="float">
            <text:p>0.00</text:p>
          </table:table-cell>
          <table:table-cell table:style-name="ce18" table:formula="of:=IF([.D18]=0;0;([.C44]+[.D30])*[.D18]/[.C54])" office:value-type="float" office:value="0" calcext:value-type="float">
            <text:p>0.00</text:p>
          </table:table-cell>
          <table:table-cell table:style-name="ce18" table:formula="of:=IF([.E18]=0;0;([.D44]+[.E30])*[.E18]/[.D54])" office:value-type="float" office:value="0" calcext:value-type="float">
            <text:p>0.00</text:p>
          </table:table-cell>
          <table:table-cell table:style-name="ce18" table:formula="of:=IF([.F18]=0;0;([.E44]+[.F30])*[.F18]/[.E54])" office:value-type="float" office:value="0" calcext:value-type="float">
            <text:p>0.00</text:p>
          </table:table-cell>
          <table:table-cell table:style-name="ce18" table:formula="of:=IF([.G18]=0;0;([.F44]+[.G30])*[.G18]/[.F54])" office:value-type="float" office:value="2000000" calcext:value-type="float">
            <text:p>2,000,000.00</text:p>
          </table:table-cell>
          <table:table-cell table:style-name="ce18" table:formula="of:=IF([.H18]=0;0;([.G44]+[.H30])*[.H18]/[.G54])" office:value-type="float" office:value="0" calcext:value-type="float">
            <text:p>0.00</text:p>
          </table:table-cell>
          <table:table-cell table:style-name="ce18" table:formula="of:=IF([.I18]=0;0;([.H44]+[.I30])*[.I18]/[.H54])" office:value-type="float" office:value="0" calcext:value-type="float">
            <text:p>0.00</text:p>
          </table:table-cell>
          <table:table-cell table:formula="of:=IF([.J18]=0;0;([.I44]+[.J30])*[.J18]/[.I54])" office:value-type="float" office:value="0" calcext:value-type="float">
            <text:p>0.00</text:p>
          </table:table-cell>
          <table:table-cell table:style-name="ce18" table:formula="of:=IF([.K18]=0;0;([.J44]+[.K30])*[.K18]/[.J54])" office:value-type="float" office:value="0" calcext:value-type="float">
            <text:p>0.00</text:p>
          </table:table-cell>
          <table:table-cell table:style-name="ce18" table:formula="of:=IF([.L18]=0;0;([.K44]+[.L30])*[.L18]/[.K54])" office:value-type="float" office:value="0" calcext:value-type="float">
            <text:p>0.00</text:p>
          </table:table-cell>
          <table:table-cell table:style-name="ce18" table:formula="of:=IF([.M18]=0;0;([.L44]+[.M30])*[.M18]/[.L54])" office:value-type="float" office:value="0" calcext:value-type="float">
            <text:p>0.00</text:p>
          </table:table-cell>
          <table:table-cell table:style-name="ce18" table:formula="of:=SUM([.B37:.M37])" office:value-type="float" office:value="2000000" calcext:value-type="float">
            <text:p>2,000,00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 table:style-name="ce18"/>
          <table:table-cell table:style-name="ce18" table:formula="of:=IF([.C19]=0;0;([.B45]+[.C31])*[.C19]/[.B55])" office:value-type="float" office:value="0" calcext:value-type="float">
            <text:p>0.00</text:p>
          </table:table-cell>
          <table:table-cell table:style-name="ce18" table:formula="of:=IF([.D19]=0;0;([.C45]+[.D31])*[.D19]/[.C55])" office:value-type="float" office:value="0" calcext:value-type="float">
            <text:p>0.00</text:p>
          </table:table-cell>
          <table:table-cell table:style-name="ce18" table:formula="of:=IF([.E19]=0;0;([.D45]+[.E31])*[.E19]/[.D55])" office:value-type="float" office:value="0" calcext:value-type="float">
            <text:p>0.00</text:p>
          </table:table-cell>
          <table:table-cell table:style-name="ce18" table:formula="of:=IF([.F19]=0;0;([.E45]+[.F31])*[.F19]/[.E55])" office:value-type="float" office:value="0" calcext:value-type="float">
            <text:p>0.00</text:p>
          </table:table-cell>
          <table:table-cell table:style-name="ce18" table:formula="of:=IF([.G19]=0;0;([.F45]+[.G31])*[.G19]/[.F55])" office:value-type="float" office:value="0" calcext:value-type="float">
            <text:p>0.00</text:p>
          </table:table-cell>
          <table:table-cell table:style-name="ce18" table:formula="of:=IF([.H19]=0;0;([.G45]+[.H31])*[.H19]/[.G55])" office:value-type="float" office:value="0" calcext:value-type="float">
            <text:p>0.00</text:p>
          </table:table-cell>
          <table:table-cell table:style-name="ce18" table:formula="of:=IF([.I19]=0;0;([.H45]+[.I31])*[.I19]/[.H55])" office:value-type="float" office:value="0" calcext:value-type="float">
            <text:p>0.00</text:p>
          </table:table-cell>
          <table:table-cell table:formula="of:=IF([.J19]=0;0;([.I45]+[.J31])*[.J19]/[.I55])" office:value-type="float" office:value="0" calcext:value-type="float">
            <text:p>0.00</text:p>
          </table:table-cell>
          <table:table-cell table:style-name="ce18" table:formula="of:=IF([.K19]=0;0;([.J45]+[.K31])*[.K19]/[.J55])" office:value-type="float" office:value="0" calcext:value-type="float">
            <text:p>0.00</text:p>
          </table:table-cell>
          <table:table-cell table:style-name="ce18" table:formula="of:=IF([.L19]=0;0;([.K45]+[.L31])*[.L19]/[.K55])" office:value-type="float" office:value="0" calcext:value-type="float">
            <text:p>0.00</text:p>
          </table:table-cell>
          <table:table-cell table:style-name="ce18" table:formula="of:=IF([.M19]=0;0;([.L45]+[.M31])*[.M19]/[.L55])" office:value-type="float" office:value="18250000" calcext:value-type="float">
            <text:p>18,250,000.00</text:p>
          </table:table-cell>
          <table:table-cell table:style-name="ce18" table:formula="of:=SUM([.B38:.M38])" office:value-type="float" office:value="18250000" calcext:value-type="float">
            <text:p>18,250,000.00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9"/>
          <table:table-cell table:style-name="ce19" table:formula="of:=SUM([.C35:.C38])" office:value-type="float" office:value="0" calcext:value-type="float">
            <text:p>0.00</text:p>
          </table:table-cell>
          <table:table-cell table:style-name="ce19" table:formula="of:=SUM([.D35:.D38])" office:value-type="float" office:value="4500000" calcext:value-type="float">
            <text:p>4,500,000.00</text:p>
          </table:table-cell>
          <table:table-cell table:style-name="ce19" table:formula="of:=SUM([.E35:.E38])" office:value-type="float" office:value="0" calcext:value-type="float">
            <text:p>0.00</text:p>
          </table:table-cell>
          <table:table-cell table:style-name="ce19" table:formula="of:=SUM([.F35:.F38])" office:value-type="float" office:value="0" calcext:value-type="float">
            <text:p>0.00</text:p>
          </table:table-cell>
          <table:table-cell table:style-name="ce19" table:formula="of:=SUM([.G35:.G38])" office:value-type="float" office:value="2000000" calcext:value-type="float">
            <text:p>2,000,000.00</text:p>
          </table:table-cell>
          <table:table-cell table:style-name="ce19" table:formula="of:=SUM([.H35:.H38])" office:value-type="float" office:value="7375000" calcext:value-type="float">
            <text:p>7,375,000.00</text:p>
          </table:table-cell>
          <table:table-cell table:style-name="ce19" table:formula="of:=SUM([.I35:.I38])" office:value-type="float" office:value="0" calcext:value-type="float">
            <text:p>0.00</text:p>
          </table:table-cell>
          <table:table-cell table:style-name="ce19" table:formula="of:=SUM([.J35:.J38])" office:value-type="float" office:value="0" calcext:value-type="float">
            <text:p>0.00</text:p>
          </table:table-cell>
          <table:table-cell table:style-name="ce19" table:formula="of:=SUM([.K35:.K38])" office:value-type="float" office:value="0" calcext:value-type="float">
            <text:p>0.00</text:p>
          </table:table-cell>
          <table:table-cell table:style-name="ce19" table:formula="of:=SUM([.L35:.L38])" office:value-type="float" office:value="17875000" calcext:value-type="float">
            <text:p>17,875,000.00</text:p>
          </table:table-cell>
          <table:table-cell table:style-name="ce19" table:formula="of:=SUM([.M35:.M38])" office:value-type="float" office:value="18250000" calcext:value-type="float">
            <text:p>18,250,000.00</text:p>
          </table:table-cell>
          <table:table-cell table:style-name="ce19" table:formula="of:=SUM([.N35:.N38])" office:value-type="float" office:value="50000000" calcext:value-type="float">
            <text:p>50,000,000.00</text:p>
          </table:table-cell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Reward Tokens outstanding in the end of the interval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ser0</text:p>
          </table:table-cell>
          <table:table-cell table:style-name="ce18" table:formula="of:=[.B28]-[.B35]" office:value-type="float" office:value="0" calcext:value-type="float">
            <text:p>0.00</text:p>
          </table:table-cell>
          <table:table-cell table:style-name="ce18" table:formula="of:=[.B42]+[.C28]-[.C35]" office:value-type="float" office:value="5000000" calcext:value-type="float">
            <text:p>5,000,000.00</text:p>
          </table:table-cell>
          <table:table-cell table:style-name="ce18" table:formula="of:=[.C42]+[.D28]-[.D35]" office:value-type="float" office:value="4500000" calcext:value-type="float">
            <text:p>4,500,000.00</text:p>
          </table:table-cell>
          <table:table-cell table:style-name="ce18" table:formula="of:=[.D42]+[.E28]-[.E35]" office:value-type="float" office:value="5750000" calcext:value-type="float">
            <text:p>5,750,000.00</text:p>
          </table:table-cell>
          <table:table-cell table:style-name="ce18" table:formula="of:=[.E42]+[.F28]-[.F35]" office:value-type="float" office:value="6062500" calcext:value-type="float">
            <text:p>6,062,500.00</text:p>
          </table:table-cell>
          <table:table-cell table:style-name="ce18" table:formula="of:=[.F42]+[.G28]-[.G35]" office:value-type="float" office:value="6187500" calcext:value-type="float">
            <text:p>6,187,500.00</text:p>
          </table:table-cell>
          <table:table-cell table:style-name="ce18" table:formula="of:=[.G42]+[.H28]-[.H35]" office:value-type="float" office:value="6187500" calcext:value-type="float">
            <text:p>6,187,500.00</text:p>
          </table:table-cell>
          <table:table-cell table:style-name="ce18" table:formula="of:=[.H42]+[.I28]-[.I35]" office:value-type="float" office:value="6187500" calcext:value-type="float">
            <text:p>6,187,500.00</text:p>
          </table:table-cell>
          <table:table-cell table:formula="of:=[.I42]+[.J28]-[.J35]" office:value-type="float" office:value="7937500" calcext:value-type="float">
            <text:p>7,937,500.00</text:p>
          </table:table-cell>
          <table:table-cell table:style-name="ce18" table:formula="of:=[.J42]+[.K28]-[.K35]" office:value-type="float" office:value="13187500" calcext:value-type="float">
            <text:p>13,187,500.00</text:p>
          </table:table-cell>
          <table:table-cell table:style-name="ce18" table:formula="of:=[.K42]+[.L28]-[.L35]" office:value-type="float" office:value="0" calcext:value-type="float">
            <text:p>0.00</text:p>
          </table:table-cell>
          <table:table-cell table:style-name="ce18" table:formula="of:=[.L42]+[.M28]-[.M35]" office:value-type="float" office:value="0" calcext:value-type="float">
            <text:p>0.00</text:p>
          </table:table-cell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 table:style-name="ce18" table:formula="of:=[.B29]-[.B36]" office:value-type="float" office:value="0" calcext:value-type="float">
            <text:p>0.00</text:p>
          </table:table-cell>
          <table:table-cell table:style-name="ce18" table:formula="of:=[.B43]+[.C29]-[.C36]" office:value-type="float" office:value="0" calcext:value-type="float">
            <text:p>0.00</text:p>
          </table:table-cell>
          <table:table-cell table:style-name="ce18" table:formula="of:=[.C43]+[.D29]-[.D36]" office:value-type="float" office:value="6000000" calcext:value-type="float">
            <text:p>6,000,000.00</text:p>
          </table:table-cell>
          <table:table-cell table:style-name="ce18" table:formula="of:=[.D43]+[.E29]-[.E36]" office:value-type="float" office:value="9750000" calcext:value-type="float">
            <text:p>9,750,000.00</text:p>
          </table:table-cell>
          <table:table-cell table:style-name="ce18" table:formula="of:=[.E43]+[.F29]-[.F36]" office:value-type="float" office:value="10687500" calcext:value-type="float">
            <text:p>10,687,500.00</text:p>
          </table:table-cell>
          <table:table-cell table:style-name="ce18" table:formula="of:=[.F43]+[.G29]-[.G36]" office:value-type="float" office:value="11062500" calcext:value-type="float">
            <text:p>11,062,500.00</text:p>
          </table:table-cell>
          <table:table-cell table:style-name="ce18" table:formula="of:=[.G43]+[.H29]-[.H36]" office:value-type="float" office:value="3687500" calcext:value-type="float">
            <text:p>3,687,500.00</text:p>
          </table:table-cell>
          <table:table-cell table:style-name="ce18" table:formula="of:=[.H43]+[.I29]-[.I36]" office:value-type="float" office:value="3687500" calcext:value-type="float">
            <text:p>3,687,500.00</text:p>
          </table:table-cell>
          <table:table-cell table:formula="of:=[.I43]+[.J29]-[.J36]" office:value-type="float" office:value="3937500" calcext:value-type="float">
            <text:p>3,937,500.00</text:p>
          </table:table-cell>
          <table:table-cell table:style-name="ce18" table:formula="of:=[.J43]+[.K29]-[.K36]" office:value-type="float" office:value="4687500" calcext:value-type="float">
            <text:p>4,687,500.00</text:p>
          </table:table-cell>
          <table:table-cell table:style-name="ce18" table:formula="of:=[.K43]+[.L29]-[.L36]" office:value-type="float" office:value="0" calcext:value-type="float">
            <text:p>0.00</text:p>
          </table:table-cell>
          <table:table-cell table:style-name="ce18" table:formula="of:=[.L43]+[.M29]-[.M36]" office:value-type="float" office:value="0" calcext:value-type="float">
            <text:p>0.00</text:p>
          </table:table-cell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 table:style-name="ce18" table:formula="of:=[.B30]-[.B37]" office:value-type="float" office:value="0" calcext:value-type="float">
            <text:p>0.00</text:p>
          </table:table-cell>
          <table:table-cell table:style-name="ce18" table:formula="of:=[.B44]+[.C30]-[.C37]" office:value-type="float" office:value="0" calcext:value-type="float">
            <text:p>0.00</text:p>
          </table:table-cell>
          <table:table-cell table:style-name="ce18" table:formula="of:=[.C44]+[.D30]-[.D37]" office:value-type="float" office:value="0" calcext:value-type="float">
            <text:p>0.00</text:p>
          </table:table-cell>
          <table:table-cell table:style-name="ce18" table:formula="of:=[.D44]+[.E30]-[.E37]" office:value-type="float" office:value="0" calcext:value-type="float">
            <text:p>0.00</text:p>
          </table:table-cell>
          <table:table-cell table:style-name="ce18" table:formula="of:=[.E44]+[.F30]-[.F37]" office:value-type="float" office:value="0" calcext:value-type="float">
            <text:p>0.00</text:p>
          </table:table-cell>
          <table:table-cell table:style-name="ce18" table:formula="of:=[.F44]+[.G30]-[.G37]" office:value-type="float" office:value="0" calcext:value-type="float">
            <text:p>0.00</text:p>
          </table:table-cell>
          <table:table-cell table:style-name="ce18" table:formula="of:=[.G44]+[.H30]-[.H37]" office:value-type="float" office:value="0" calcext:value-type="float">
            <text:p>0.00</text:p>
          </table:table-cell>
          <table:table-cell table:style-name="ce18" table:formula="of:=[.H44]+[.I30]-[.I37]" office:value-type="float" office:value="0" calcext:value-type="float">
            <text:p>0.00</text:p>
          </table:table-cell>
          <table:table-cell table:formula="of:=[.I44]+[.J30]-[.J37]" office:value-type="float" office:value="0" calcext:value-type="float">
            <text:p>0.00</text:p>
          </table:table-cell>
          <table:table-cell table:style-name="ce18" table:formula="of:=[.J44]+[.K30]-[.K37]" office:value-type="float" office:value="0" calcext:value-type="float">
            <text:p>0.00</text:p>
          </table:table-cell>
          <table:table-cell table:style-name="ce18" table:formula="of:=[.K44]+[.L30]-[.L37]" office:value-type="float" office:value="0" calcext:value-type="float">
            <text:p>0.00</text:p>
          </table:table-cell>
          <table:table-cell table:style-name="ce18" table:formula="of:=[.L44]+[.M30]-[.M37]" office:value-type="float" office:value="0" calcext:value-type="float">
            <text:p>0.00</text:p>
          </table:table-cell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 table:style-name="ce18" table:formula="of:=[.B31]-[.B38]" office:value-type="float" office:value="0" calcext:value-type="float">
            <text:p>0.00</text:p>
          </table:table-cell>
          <table:table-cell table:style-name="ce18" table:formula="of:=[.B45]+[.C31]-[.C38]" office:value-type="float" office:value="0" calcext:value-type="float">
            <text:p>0.00</text:p>
          </table:table-cell>
          <table:table-cell table:style-name="ce18" table:formula="of:=[.C45]+[.D31]-[.D38]" office:value-type="float" office:value="0" calcext:value-type="float">
            <text:p>0.00</text:p>
          </table:table-cell>
          <table:table-cell table:style-name="ce18" table:formula="of:=[.D45]+[.E31]-[.E38]" office:value-type="float" office:value="0" calcext:value-type="float">
            <text:p>0.00</text:p>
          </table:table-cell>
          <table:table-cell table:style-name="ce18" table:formula="of:=[.E45]+[.F31]-[.F38]" office:value-type="float" office:value="3750000" calcext:value-type="float">
            <text:p>3,750,000.00</text:p>
          </table:table-cell>
          <table:table-cell table:style-name="ce18" table:formula="of:=[.F45]+[.G31]-[.G38]" office:value-type="float" office:value="5250000" calcext:value-type="float">
            <text:p>5,250,000.00</text:p>
          </table:table-cell>
          <table:table-cell table:style-name="ce18" table:formula="of:=[.G45]+[.H31]-[.H38]" office:value-type="float" office:value="5250000" calcext:value-type="float">
            <text:p>5,250,000.00</text:p>
          </table:table-cell>
          <table:table-cell table:style-name="ce18" table:formula="of:=[.H45]+[.I31]-[.I38]" office:value-type="float" office:value="5250000" calcext:value-type="float">
            <text:p>5,250,000.00</text:p>
          </table:table-cell>
          <table:table-cell table:formula="of:=[.I45]+[.J31]-[.J38]" office:value-type="float" office:value="8250000" calcext:value-type="float">
            <text:p>8,250,000.00</text:p>
          </table:table-cell>
          <table:table-cell table:style-name="ce18" table:formula="of:=[.J45]+[.K31]-[.K38]" office:value-type="float" office:value="17250000" calcext:value-type="float">
            <text:p>17,250,000.00</text:p>
          </table:table-cell>
          <table:table-cell table:style-name="ce18" table:formula="of:=[.K45]+[.L31]-[.L38]" office:value-type="float" office:value="17250000" calcext:value-type="float">
            <text:p>17,250,000.00</text:p>
          </table:table-cell>
          <table:table-cell table:style-name="ce18" table:formula="of:=[.L45]+[.M31]-[.M38]" office:value-type="float" office:value="0" calcext:value-type="float">
            <text:p>0.00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2"/>
          <table:table-cell table:style-name="ce19" table:formula="of:=SUM([.C42:.C45])" office:value-type="float" office:value="5000000" calcext:value-type="float">
            <text:p>5,000,000.00</text:p>
          </table:table-cell>
          <table:table-cell table:style-name="ce19" table:formula="of:=SUM([.D42:.D45])" office:value-type="float" office:value="10500000" calcext:value-type="float">
            <text:p>10,500,000.00</text:p>
          </table:table-cell>
          <table:table-cell table:style-name="ce19" table:formula="of:=SUM([.E42:.E45])" office:value-type="float" office:value="15500000" calcext:value-type="float">
            <text:p>15,500,000.00</text:p>
          </table:table-cell>
          <table:table-cell table:style-name="ce19" table:formula="of:=SUM([.F42:.F45])" office:value-type="float" office:value="20500000" calcext:value-type="float">
            <text:p>20,500,000.00</text:p>
          </table:table-cell>
          <table:table-cell table:style-name="ce19" table:formula="of:=SUM([.G42:.G45])" office:value-type="float" office:value="22500000" calcext:value-type="float">
            <text:p>22,500,000.00</text:p>
          </table:table-cell>
          <table:table-cell table:style-name="ce19" table:formula="of:=SUM([.H42:.H45])" office:value-type="float" office:value="15125000" calcext:value-type="float">
            <text:p>15,125,000.00</text:p>
          </table:table-cell>
          <table:table-cell table:style-name="ce19" table:formula="of:=SUM([.I42:.I45])" office:value-type="float" office:value="15125000" calcext:value-type="float">
            <text:p>15,125,000.00</text:p>
          </table:table-cell>
          <table:table-cell table:style-name="ce19" table:formula="of:=SUM([.J42:.J45])" office:value-type="float" office:value="20125000" calcext:value-type="float">
            <text:p>20,125,000.00</text:p>
          </table:table-cell>
          <table:table-cell table:style-name="ce19" table:formula="of:=SUM([.K42:.K45])" office:value-type="float" office:value="35125000" calcext:value-type="float">
            <text:p>35,125,000.00</text:p>
          </table:table-cell>
          <table:table-cell table:style-name="ce19" table:formula="of:=SUM([.L42:.L45])" office:value-type="float" office:value="17250000" calcext:value-type="float">
            <text:p>17,250,000.00</text:p>
          </table:table-cell>
          <table:table-cell table:style-name="ce19" table:formula="of:=SUM([.M42:.M45])" office:value-type="float" office:value="0" calcext:value-type="float">
            <text:p>0.00</text:p>
          </table:table-cell>
          <table:table-cell table:style-name="ce29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cale</text:p>
          </table:table-cell>
          <table:table-cell table:style-name="ce5" office:value-type="float" office:value="1000000000" calcext:value-type="float">
            <text:p>1,000,000,000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tokensPerShare*Scale</text:p>
          </table:table-cell>
          <table:table-cell table:style-name="ce20" office:value-type="float" office:value="0" calcext:value-type="float">
            <text:p>0</text:p>
          </table:table-cell>
          <table:table-cell table:style-name="ce28" table:formula="of:=[.B49]+[.C6]*[.$B$48]/[.B25]" office:value-type="float" office:value="500000000000000" calcext:value-type="float">
            <text:p>500,000,000,000,000</text:p>
          </table:table-cell>
          <table:table-cell table:style-name="ce28" table:formula="of:=[.C49]+[.D6]*[.$B$48]/[.C25]" office:value-type="float" office:value="900000000000000" calcext:value-type="float">
            <text:p>900,000,000,000,000</text:p>
          </table:table-cell>
          <table:table-cell table:style-name="ce28" table:formula="of:=[.D49]+[.E6]*[.$B$48]/[.D25]" office:value-type="float" office:value="1150000000000000" calcext:value-type="float">
            <text:p>1,150,000,000,000,000</text:p>
          </table:table-cell>
          <table:table-cell table:style-name="ce28" table:formula="of:=[.E49]+[.F6]*[.$B$48]/[.E25]" office:value-type="float" office:value="1212500000000000" calcext:value-type="float">
            <text:p>1,212,500,000,000,000</text:p>
          </table:table-cell>
          <table:table-cell table:style-name="ce28" table:formula="of:=[.F49]+[.G6]*[.$B$48]/[.F25]" office:value-type="float" office:value="1237500000000000" calcext:value-type="float">
            <text:p>1,237,500,000,000,000</text:p>
          </table:table-cell>
          <table:table-cell table:style-name="ce28" table:formula="of:=[.G49]+[.H6]*[.$B$48]/[.G25]" office:value-type="float" office:value="1237500000000000" calcext:value-type="float">
            <text:p>1,237,500,000,000,000</text:p>
          </table:table-cell>
          <table:table-cell table:style-name="ce28" table:formula="of:=[.H49]+[.I6]*[.$B$48]/[.H25]" office:value-type="float" office:value="1237500000000000" calcext:value-type="float">
            <text:p>1,237,500,000,000,000</text:p>
          </table:table-cell>
          <table:table-cell table:style-name="ce28" table:formula="of:=[.I49]+[.J6]*[.$B$48]/[.I25]" office:value-type="float" office:value="1287500000000000" calcext:value-type="float">
            <text:p>1,287,500,000,000,000</text:p>
          </table:table-cell>
          <table:table-cell table:style-name="ce28" table:formula="of:=[.J49]+[.K6]*[.$B$48]/[.J25]" office:value-type="float" office:value="1437500000000000" calcext:value-type="float">
            <text:p>1,437,500,000,000,000</text:p>
          </table:table-cell>
          <table:table-cell table:style-name="ce28" table:formula="of:=[.K49]+[.L6]*[.$B$48]/[.K25]" office:value-type="float" office:value="1437500000000000" calcext:value-type="float">
            <text:p>1,437,500,000,000,000</text:p>
          </table:table-cell>
          <table:table-cell table:style-name="ce28" table:formula="of:=[.L49]+[.M6]*[.$B$48]/[.L25]" office:value-type="float" office:value="1445500000000000" calcext:value-type="float">
            <text:p>1,445,500,000,000,000</text:p>
          </table:table-cell>
          <table:table-cell table:style-name="ce5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rec.shares, in the end of the interval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ser0</text:p>
          </table:table-cell>
          <table:table-cell table:style-name="ce5" table:formula="of:=[.B10]-[.B16]" office:value-type="float" office:value="10" calcext:value-type="float">
            <text:p>10</text:p>
          </table:table-cell>
          <table:table-cell table:style-name="ce5" table:formula="of:=[.B52]+[.C10]-[.C16]" office:value-type="float" office:value="10" calcext:value-type="float">
            <text:p>10</text:p>
          </table:table-cell>
          <table:table-cell table:style-name="ce5" table:formula="of:=[.C52]+[.D10]-[.D16]" office:value-type="float" office:value="5" calcext:value-type="float">
            <text:p>5</text:p>
          </table:table-cell>
          <table:table-cell table:style-name="ce5" table:formula="of:=[.D52]+[.E10]-[.E16]" office:value-type="float" office:value="5" calcext:value-type="float">
            <text:p>5</text:p>
          </table:table-cell>
          <table:table-cell table:style-name="ce5" table:formula="of:=[.E52]+[.F10]-[.F16]" office:value-type="float" office:value="5" calcext:value-type="float">
            <text:p>5</text:p>
          </table:table-cell>
          <table:table-cell table:style-name="ce5" table:formula="of:=[.F52]+[.G10]-[.G16]" office:value-type="float" office:value="5" calcext:value-type="float">
            <text:p>5</text:p>
          </table:table-cell>
          <table:table-cell table:style-name="ce5" table:formula="of:=[.G52]+[.H10]-[.H16]" office:value-type="float" office:value="5" calcext:value-type="float">
            <text:p>5</text:p>
          </table:table-cell>
          <table:table-cell table:style-name="ce5" table:formula="of:=[.H52]+[.I10]-[.I16]" office:value-type="float" office:value="35" calcext:value-type="float">
            <text:p>35</text:p>
          </table:table-cell>
          <table:table-cell table:style-name="ce5" table:formula="of:=[.I52]+[.J10]-[.J16]" office:value-type="float" office:value="35" calcext:value-type="float">
            <text:p>35</text:p>
          </table:table-cell>
          <table:table-cell table:style-name="ce5" table:formula="of:=[.J52]+[.K10]-[.K16]" office:value-type="float" office:value="35" calcext:value-type="float">
            <text:p>35</text:p>
          </table:table-cell>
          <table:table-cell table:style-name="ce5" table:formula="of:=[.K52]+[.L10]-[.L16]" office:value-type="float" office:value="0" calcext:value-type="float">
            <text:p>0</text:p>
          </table:table-cell>
          <table:table-cell table:style-name="ce5" table:formula="of:=[.L52]+[.M10]-[.M16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 table:style-name="ce5" table:formula="of:=[.B11]-[.B17]" office:value-type="float" office:value="0" calcext:value-type="float">
            <text:p>0</text:p>
          </table:table-cell>
          <table:table-cell table:style-name="ce5" table:formula="of:=[.B53]+[.C11]-[.C17]" office:value-type="float" office:value="15" calcext:value-type="float">
            <text:p>15</text:p>
          </table:table-cell>
          <table:table-cell table:style-name="ce5" table:formula="of:=[.C53]+[.D11]-[.D17]" office:value-type="float" office:value="15" calcext:value-type="float">
            <text:p>15</text:p>
          </table:table-cell>
          <table:table-cell table:style-name="ce5" table:formula="of:=[.D53]+[.E11]-[.E17]" office:value-type="float" office:value="15" calcext:value-type="float">
            <text:p>15</text:p>
          </table:table-cell>
          <table:table-cell table:style-name="ce5" table:formula="of:=[.E53]+[.F11]-[.F17]" office:value-type="float" office:value="15" calcext:value-type="float">
            <text:p>15</text:p>
          </table:table-cell>
          <table:table-cell table:style-name="ce5" table:formula="of:=[.F53]+[.G11]-[.G17]" office:value-type="float" office:value="15" calcext:value-type="float">
            <text:p>15</text:p>
          </table:table-cell>
          <table:table-cell table:style-name="ce5" table:formula="of:=[.G53]+[.H11]-[.H17]" office:value-type="float" office:value="5" calcext:value-type="float">
            <text:p>5</text:p>
          </table:table-cell>
          <table:table-cell table:style-name="ce5" table:formula="of:=[.H53]+[.I11]-[.I17]" office:value-type="float" office:value="5" calcext:value-type="float">
            <text:p>5</text:p>
          </table:table-cell>
          <table:table-cell table:style-name="ce5" table:formula="of:=[.I53]+[.J11]-[.J17]" office:value-type="float" office:value="5" calcext:value-type="float">
            <text:p>5</text:p>
          </table:table-cell>
          <table:table-cell table:style-name="ce5" table:formula="of:=[.J53]+[.K11]-[.K17]" office:value-type="float" office:value="5" calcext:value-type="float">
            <text:p>5</text:p>
          </table:table-cell>
          <table:table-cell table:style-name="ce5" table:formula="of:=[.K53]+[.L11]-[.L17]" office:value-type="float" office:value="0" calcext:value-type="float">
            <text:p>0</text:p>
          </table:table-cell>
          <table:table-cell table:style-name="ce5" table:formula="of:=[.L53]+[.M11]-[.M17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 table:style-name="ce5" table:formula="of:=[.B12]-[.B18]" office:value-type="float" office:value="0" calcext:value-type="float">
            <text:p>0</text:p>
          </table:table-cell>
          <table:table-cell table:style-name="ce5" table:formula="of:=[.B54]+[.C12]-[.C18]" office:value-type="float" office:value="0" calcext:value-type="float">
            <text:p>0</text:p>
          </table:table-cell>
          <table:table-cell table:style-name="ce5" table:formula="of:=[.C54]+[.D12]-[.D18]" office:value-type="float" office:value="0" calcext:value-type="float">
            <text:p>0</text:p>
          </table:table-cell>
          <table:table-cell table:style-name="ce5" table:formula="of:=[.D54]+[.E12]-[.E18]" office:value-type="float" office:value="0" calcext:value-type="float">
            <text:p>0</text:p>
          </table:table-cell>
          <table:table-cell table:style-name="ce5" table:formula="of:=[.E54]+[.F12]-[.F18]" office:value-type="float" office:value="80" calcext:value-type="float">
            <text:p>80</text:p>
          </table:table-cell>
          <table:table-cell table:style-name="ce5" table:formula="of:=[.F54]+[.G12]-[.G18]" office:value-type="float" office:value="0" calcext:value-type="float">
            <text:p>0</text:p>
          </table:table-cell>
          <table:table-cell table:style-name="ce5" table:formula="of:=[.G54]+[.H12]-[.H18]" office:value-type="float" office:value="0" calcext:value-type="float">
            <text:p>0</text:p>
          </table:table-cell>
          <table:table-cell table:style-name="ce5" table:formula="of:=[.H54]+[.I12]-[.I18]" office:value-type="float" office:value="0" calcext:value-type="float">
            <text:p>0</text:p>
          </table:table-cell>
          <table:table-cell table:style-name="ce5" table:formula="of:=[.I54]+[.J12]-[.J18]" office:value-type="float" office:value="0" calcext:value-type="float">
            <text:p>0</text:p>
          </table:table-cell>
          <table:table-cell table:style-name="ce5" table:formula="of:=[.J54]+[.K12]-[.K18]" office:value-type="float" office:value="0" calcext:value-type="float">
            <text:p>0</text:p>
          </table:table-cell>
          <table:table-cell table:style-name="ce5" table:formula="of:=[.K54]+[.L12]-[.L18]" office:value-type="float" office:value="0" calcext:value-type="float">
            <text:p>0</text:p>
          </table:table-cell>
          <table:table-cell table:style-name="ce5" table:formula="of:=[.L54]+[.M12]-[.M18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 table:style-name="ce5" table:formula="of:=[.B13]-[.B19]" office:value-type="float" office:value="0" calcext:value-type="float">
            <text:p>0</text:p>
          </table:table-cell>
          <table:table-cell table:style-name="ce5" table:formula="of:=[.B55]+[.C13]-[.C19]" office:value-type="float" office:value="0" calcext:value-type="float">
            <text:p>0</text:p>
          </table:table-cell>
          <table:table-cell table:style-name="ce5" table:formula="of:=[.C55]+[.D13]-[.D19]" office:value-type="float" office:value="0" calcext:value-type="float">
            <text:p>0</text:p>
          </table:table-cell>
          <table:table-cell table:style-name="ce5" table:formula="of:=[.D55]+[.E13]-[.E19]" office:value-type="float" office:value="60" calcext:value-type="float">
            <text:p>60</text:p>
          </table:table-cell>
          <table:table-cell table:style-name="ce5" table:formula="of:=[.E55]+[.F13]-[.F19]" office:value-type="float" office:value="60" calcext:value-type="float">
            <text:p>60</text:p>
          </table:table-cell>
          <table:table-cell table:style-name="ce5" table:formula="of:=[.F55]+[.G13]-[.G19]" office:value-type="float" office:value="60" calcext:value-type="float">
            <text:p>60</text:p>
          </table:table-cell>
          <table:table-cell table:style-name="ce5" table:formula="of:=[.G55]+[.H13]-[.H19]" office:value-type="float" office:value="60" calcext:value-type="float">
            <text:p>60</text:p>
          </table:table-cell>
          <table:table-cell table:style-name="ce5" table:formula="of:=[.H55]+[.I13]-[.I19]" office:value-type="float" office:value="60" calcext:value-type="float">
            <text:p>60</text:p>
          </table:table-cell>
          <table:table-cell table:style-name="ce5" table:formula="of:=[.I55]+[.J13]-[.J19]" office:value-type="float" office:value="60" calcext:value-type="float">
            <text:p>60</text:p>
          </table:table-cell>
          <table:table-cell table:style-name="ce5" table:formula="of:=[.J55]+[.K13]-[.K19]" office:value-type="float" office:value="125" calcext:value-type="float">
            <text:p>125</text:p>
          </table:table-cell>
          <table:table-cell table:style-name="ce5" table:formula="of:=[.K55]+[.L13]-[.L19]" office:value-type="float" office:value="125" calcext:value-type="float">
            <text:p>125</text:p>
          </table:table-cell>
          <table:table-cell table:style-name="ce5" table:formula="of:=[.L55]+[.M13]-[.M19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9" table:formula="of:=SUM([.B52:.B55])" office:value-type="float" office:value="10" calcext:value-type="float">
            <text:p>10</text:p>
          </table:table-cell>
          <table:table-cell table:style-name="ce9" table:formula="of:=SUM([.C52:.C55])" office:value-type="float" office:value="25" calcext:value-type="float">
            <text:p>25</text:p>
          </table:table-cell>
          <table:table-cell table:style-name="ce9" table:formula="of:=SUM([.D52:.D55])" office:value-type="float" office:value="20" calcext:value-type="float">
            <text:p>20</text:p>
          </table:table-cell>
          <table:table-cell table:style-name="ce9" table:formula="of:=SUM([.E52:.E55])" office:value-type="float" office:value="80" calcext:value-type="float">
            <text:p>80</text:p>
          </table:table-cell>
          <table:table-cell table:style-name="ce9" table:formula="of:=SUM([.F52:.F55])" office:value-type="float" office:value="160" calcext:value-type="float">
            <text:p>160</text:p>
          </table:table-cell>
          <table:table-cell table:style-name="ce9" table:formula="of:=SUM([.G52:.G55])" office:value-type="float" office:value="80" calcext:value-type="float">
            <text:p>80</text:p>
          </table:table-cell>
          <table:table-cell table:style-name="ce9" table:formula="of:=SUM([.H52:.H55])" office:value-type="float" office:value="70" calcext:value-type="float">
            <text:p>70</text:p>
          </table:table-cell>
          <table:table-cell table:style-name="ce9" table:formula="of:=SUM([.I52:.I55])" office:value-type="float" office:value="100" calcext:value-type="float">
            <text:p>100</text:p>
          </table:table-cell>
          <table:table-cell table:style-name="ce9" table:formula="of:=SUM([.J52:.J55])" office:value-type="float" office:value="100" calcext:value-type="float">
            <text:p>100</text:p>
          </table:table-cell>
          <table:table-cell table:style-name="ce9" table:formula="of:=SUM([.K52:.K55])" office:value-type="float" office:value="165" calcext:value-type="float">
            <text:p>165</text:p>
          </table:table-cell>
          <table:table-cell table:style-name="ce9" table:formula="of:=SUM([.L52:.L55])" office:value-type="float" office:value="125" calcext:value-type="float">
            <text:p>125</text:p>
          </table:table-cell>
          <table:table-cell table:style-name="ce9" table:formula="of:=SUM([.M52:.M55])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rec.offset, in the end of the interval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ser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table:formula="of:=[.B59]-IF([.C16]=0;0;[.B59]*[.C16]/[.B52])+[.C$49]*[.C10]/[.$B$48]" office:value-type="float" office:value="0" calcext:value-type="float">
            <text:p>0.00</text:p>
          </table:table-cell>
          <table:table-cell table:style-name="ce18" table:formula="of:=[.C59]-IF([.D16]=0;0;[.C59]*[.D16]/[.C52])+[.D$49]*[.D10]/[.$B$48]" office:value-type="float" office:value="0" calcext:value-type="float">
            <text:p>0.00</text:p>
          </table:table-cell>
          <table:table-cell table:style-name="ce18" table:formula="of:=[.D59]-IF([.E16]=0;0;[.D59]*[.E16]/[.D52])+[.E$49]*[.E10]/[.$B$48]" office:value-type="float" office:value="0" calcext:value-type="float">
            <text:p>0.00</text:p>
          </table:table-cell>
          <table:table-cell table:style-name="ce18" table:formula="of:=[.E59]-IF([.F16]=0;0;[.E59]*[.F16]/[.E52])+[.F$49]*[.F10]/[.$B$48]" office:value-type="float" office:value="0" calcext:value-type="float">
            <text:p>0.00</text:p>
          </table:table-cell>
          <table:table-cell table:style-name="ce18" table:formula="of:=[.F59]-IF([.G16]=0;0;[.F59]*[.G16]/[.F52])+[.G$49]*[.G10]/[.$B$48]" office:value-type="float" office:value="0" calcext:value-type="float">
            <text:p>0.00</text:p>
          </table:table-cell>
          <table:table-cell table:style-name="ce18" table:formula="of:=[.G59]-IF([.H16]=0;0;[.G59]*[.H16]/[.G52])+[.H$49]*[.H10]/[.$B$48]" office:value-type="float" office:value="0" calcext:value-type="float">
            <text:p>0.00</text:p>
          </table:table-cell>
          <table:table-cell table:style-name="ce18" table:formula="of:=[.H59]-IF([.I16]=0;0;[.H59]*[.I16]/[.H52])+[.I$49]*[.I10]/[.$B$48]" office:value-type="float" office:value="37125000" calcext:value-type="float">
            <text:p>37,125,000.00</text:p>
          </table:table-cell>
          <table:table-cell table:formula="of:=[.I59]-IF([.J16]=0;0;[.I59]*[.J16]/[.I52])+[.J$49]*[.J10]/[.$B$48]" office:value-type="float" office:value="37125000" calcext:value-type="float">
            <text:p>37,125,000.00</text:p>
          </table:table-cell>
          <table:table-cell table:style-name="ce18" table:formula="of:=[.J59]-IF([.K16]=0;0;[.J59]*[.K16]/[.J52])+[.K$49]*[.K10]/[.$B$48]" office:value-type="float" office:value="37125000" calcext:value-type="float">
            <text:p>37,125,000.00</text:p>
          </table:table-cell>
          <table:table-cell table:style-name="ce18" table:formula="of:=[.K59]-IF([.L16]=0;0;[.K59]*[.L16]/[.K52])+[.L$49]*[.L10]/[.$B$48]" office:value-type="float" office:value="0" calcext:value-type="float">
            <text:p>0.00</text:p>
          </table:table-cell>
          <table:table-cell table:style-name="ce18" table:formula="of:=[.L59]-IF([.M16]=0;0;[.L59]*[.M16]/[.L52])+[.M$49]*[.M10]/[.$B$48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er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table:formula="of:=[.B60]-IF([.C17]=0;0;[.B60]*[.C17]/[.B53])+[.C$49]*[.C11]/[.$B$48]" office:value-type="float" office:value="7500000" calcext:value-type="float">
            <text:p>7,500,000.00</text:p>
          </table:table-cell>
          <table:table-cell table:style-name="ce18" table:formula="of:=[.C60]-IF([.D17]=0;0;[.C60]*[.D17]/[.C53])+[.D$49]*[.D11]/[.$B$48]" office:value-type="float" office:value="7500000" calcext:value-type="float">
            <text:p>7,500,000.00</text:p>
          </table:table-cell>
          <table:table-cell table:style-name="ce18" table:formula="of:=[.D60]-IF([.E17]=0;0;[.D60]*[.E17]/[.D53])+[.E$49]*[.E11]/[.$B$48]" office:value-type="float" office:value="7500000" calcext:value-type="float">
            <text:p>7,500,000.00</text:p>
          </table:table-cell>
          <table:table-cell table:style-name="ce18" table:formula="of:=[.E60]-IF([.F17]=0;0;[.E60]*[.F17]/[.E53])+[.F$49]*[.F11]/[.$B$48]" office:value-type="float" office:value="7500000" calcext:value-type="float">
            <text:p>7,500,000.00</text:p>
          </table:table-cell>
          <table:table-cell table:style-name="ce18" table:formula="of:=[.F60]-IF([.G17]=0;0;[.F60]*[.G17]/[.F53])+[.G$49]*[.G11]/[.$B$48]" office:value-type="float" office:value="7500000" calcext:value-type="float">
            <text:p>7,500,000.00</text:p>
          </table:table-cell>
          <table:table-cell table:style-name="ce18" table:formula="of:=[.G60]-IF([.H17]=0;0;[.G60]*[.H17]/[.G53])+[.H$49]*[.H11]/[.$B$48]" office:value-type="float" office:value="2500000" calcext:value-type="float">
            <text:p>2,500,000.00</text:p>
          </table:table-cell>
          <table:table-cell table:style-name="ce18" table:formula="of:=[.H60]-IF([.I17]=0;0;[.H60]*[.I17]/[.H53])+[.I$49]*[.I11]/[.$B$48]" office:value-type="float" office:value="2500000" calcext:value-type="float">
            <text:p>2,500,000.00</text:p>
          </table:table-cell>
          <table:table-cell table:formula="of:=[.I60]-IF([.J17]=0;0;[.I60]*[.J17]/[.I53])+[.J$49]*[.J11]/[.$B$48]" office:value-type="float" office:value="2500000" calcext:value-type="float">
            <text:p>2,500,000.00</text:p>
          </table:table-cell>
          <table:table-cell table:style-name="ce18" table:formula="of:=[.J60]-IF([.K17]=0;0;[.J60]*[.K17]/[.J53])+[.K$49]*[.K11]/[.$B$48]" office:value-type="float" office:value="2500000" calcext:value-type="float">
            <text:p>2,500,000.00</text:p>
          </table:table-cell>
          <table:table-cell table:style-name="ce18" table:formula="of:=[.K60]-IF([.L17]=0;0;[.K60]*[.L17]/[.K53])+[.L$49]*[.L11]/[.$B$48]" office:value-type="float" office:value="0" calcext:value-type="float">
            <text:p>0.00</text:p>
          </table:table-cell>
          <table:table-cell table:style-name="ce18" table:formula="of:=[.L60]-IF([.M17]=0;0;[.L60]*[.M17]/[.L53])+[.M$49]*[.M11]/[.$B$48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er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table:formula="of:=[.B61]-IF([.C18]=0;0;[.B61]*[.C18]/[.B54])+[.C$49]*[.C12]/[.$B$48]" office:value-type="float" office:value="0" calcext:value-type="float">
            <text:p>0.00</text:p>
          </table:table-cell>
          <table:table-cell table:style-name="ce18" table:formula="of:=[.C61]-IF([.D18]=0;0;[.C61]*[.D18]/[.C54])+[.D$49]*[.D12]/[.$B$48]" office:value-type="float" office:value="0" calcext:value-type="float">
            <text:p>0.00</text:p>
          </table:table-cell>
          <table:table-cell table:style-name="ce18" table:formula="of:=[.D61]-IF([.E18]=0;0;[.D61]*[.E18]/[.D54])+[.E$49]*[.E12]/[.$B$48]" office:value-type="float" office:value="0" calcext:value-type="float">
            <text:p>0.00</text:p>
          </table:table-cell>
          <table:table-cell table:style-name="ce18" table:formula="of:=[.E61]-IF([.F18]=0;0;[.E61]*[.F18]/[.E54])+[.F$49]*[.F12]/[.$B$48]" office:value-type="float" office:value="97000000" calcext:value-type="float">
            <text:p>97,000,000.00</text:p>
          </table:table-cell>
          <table:table-cell table:style-name="ce18" table:formula="of:=[.F61]-IF([.G18]=0;0;[.F61]*[.G18]/[.F54])+[.G$49]*[.G12]/[.$B$48]" office:value-type="float" office:value="0" calcext:value-type="float">
            <text:p>0.00</text:p>
          </table:table-cell>
          <table:table-cell table:style-name="ce18" table:formula="of:=[.G61]-IF([.H18]=0;0;[.G61]*[.H18]/[.G54])+[.H$49]*[.H12]/[.$B$48]" office:value-type="float" office:value="0" calcext:value-type="float">
            <text:p>0.00</text:p>
          </table:table-cell>
          <table:table-cell table:style-name="ce18" table:formula="of:=[.H61]-IF([.I18]=0;0;[.H61]*[.I18]/[.H54])+[.I$49]*[.I12]/[.$B$48]" office:value-type="float" office:value="0" calcext:value-type="float">
            <text:p>0.00</text:p>
          </table:table-cell>
          <table:table-cell table:formula="of:=[.I61]-IF([.J18]=0;0;[.I61]*[.J18]/[.I54])+[.J$49]*[.J12]/[.$B$48]" office:value-type="float" office:value="0" calcext:value-type="float">
            <text:p>0.00</text:p>
          </table:table-cell>
          <table:table-cell table:style-name="ce18" table:formula="of:=[.J61]-IF([.K18]=0;0;[.J61]*[.K18]/[.J54])+[.K$49]*[.K12]/[.$B$48]" office:value-type="float" office:value="0" calcext:value-type="float">
            <text:p>0.00</text:p>
          </table:table-cell>
          <table:table-cell table:style-name="ce18" table:formula="of:=[.K61]-IF([.L18]=0;0;[.K61]*[.L18]/[.K54])+[.L$49]*[.L12]/[.$B$48]" office:value-type="float" office:value="0" calcext:value-type="float">
            <text:p>0.00</text:p>
          </table:table-cell>
          <table:table-cell table:style-name="ce18" table:formula="of:=[.L61]-IF([.M18]=0;0;[.L61]*[.M18]/[.L54])+[.M$49]*[.M12]/[.$B$48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er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table:formula="of:=[.B62]-IF([.C19]=0;0;[.B62]*[.C19]/[.B55])+[.C$49]*[.C13]/[.$B$48]" office:value-type="float" office:value="0" calcext:value-type="float">
            <text:p>0.00</text:p>
          </table:table-cell>
          <table:table-cell table:style-name="ce18" table:formula="of:=[.C62]-IF([.D19]=0;0;[.C62]*[.D19]/[.C55])+[.D$49]*[.D13]/[.$B$48]" office:value-type="float" office:value="0" calcext:value-type="float">
            <text:p>0.00</text:p>
          </table:table-cell>
          <table:table-cell table:style-name="ce18" table:formula="of:=[.D62]-IF([.E19]=0;0;[.D62]*[.E19]/[.D55])+[.E$49]*[.E13]/[.$B$48]" office:value-type="float" office:value="69000000" calcext:value-type="float">
            <text:p>69,000,000.00</text:p>
          </table:table-cell>
          <table:table-cell table:style-name="ce18" table:formula="of:=[.E62]-IF([.F19]=0;0;[.E62]*[.F19]/[.E55])+[.F$49]*[.F13]/[.$B$48]" office:value-type="float" office:value="69000000" calcext:value-type="float">
            <text:p>69,000,000.00</text:p>
          </table:table-cell>
          <table:table-cell table:style-name="ce18" table:formula="of:=[.F62]-IF([.G19]=0;0;[.F62]*[.G19]/[.F55])+[.G$49]*[.G13]/[.$B$48]" office:value-type="float" office:value="69000000" calcext:value-type="float">
            <text:p>69,000,000.00</text:p>
          </table:table-cell>
          <table:table-cell table:style-name="ce18" table:formula="of:=[.G62]-IF([.H19]=0;0;[.G62]*[.H19]/[.G55])+[.H$49]*[.H13]/[.$B$48]" office:value-type="float" office:value="69000000" calcext:value-type="float">
            <text:p>69,000,000.00</text:p>
          </table:table-cell>
          <table:table-cell table:style-name="ce18" table:formula="of:=[.H62]-IF([.I19]=0;0;[.H62]*[.I19]/[.H55])+[.I$49]*[.I13]/[.$B$48]" office:value-type="float" office:value="69000000" calcext:value-type="float">
            <text:p>69,000,000.00</text:p>
          </table:table-cell>
          <table:table-cell table:formula="of:=[.I62]-IF([.J19]=0;0;[.I62]*[.J19]/[.I55])+[.J$49]*[.J13]/[.$B$48]" office:value-type="float" office:value="69000000" calcext:value-type="float">
            <text:p>69,000,000.00</text:p>
          </table:table-cell>
          <table:table-cell table:style-name="ce18" table:formula="of:=[.J62]-IF([.K19]=0;0;[.J62]*[.K19]/[.J55])+[.K$49]*[.K13]/[.$B$48]" office:value-type="float" office:value="162437500" calcext:value-type="float">
            <text:p>162,437,500.00</text:p>
          </table:table-cell>
          <table:table-cell table:style-name="ce18" table:formula="of:=[.K62]-IF([.L19]=0;0;[.K62]*[.L19]/[.K55])+[.L$49]*[.L13]/[.$B$48]" office:value-type="float" office:value="162437500" calcext:value-type="float">
            <text:p>162,437,500.00</text:p>
          </table:table-cell>
          <table:table-cell table:style-name="ce18" table:formula="of:=[.L62]-IF([.M19]=0;0;[.L62]*[.M19]/[.L55])+[.M$49]*[.M13]/[.$B$48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9" table:formula="of:=SUM([.B59:.B62])" office:value-type="float" office:value="0" calcext:value-type="float">
            <text:p>0.00</text:p>
          </table:table-cell>
          <table:table-cell table:style-name="ce19" table:formula="of:=SUM([.C59:.C62])" office:value-type="float" office:value="7500000" calcext:value-type="float">
            <text:p>7,500,000.00</text:p>
          </table:table-cell>
          <table:table-cell table:style-name="ce19" table:formula="of:=SUM([.D59:.D62])" office:value-type="float" office:value="7500000" calcext:value-type="float">
            <text:p>7,500,000.00</text:p>
          </table:table-cell>
          <table:table-cell table:style-name="ce19" table:formula="of:=SUM([.E59:.E62])" office:value-type="float" office:value="76500000" calcext:value-type="float">
            <text:p>76,500,000.00</text:p>
          </table:table-cell>
          <table:table-cell table:style-name="ce19" table:formula="of:=SUM([.F59:.F62])" office:value-type="float" office:value="173500000" calcext:value-type="float">
            <text:p>173,500,000.00</text:p>
          </table:table-cell>
          <table:table-cell table:style-name="ce19" table:formula="of:=SUM([.G59:.G62])" office:value-type="float" office:value="76500000" calcext:value-type="float">
            <text:p>76,500,000.00</text:p>
          </table:table-cell>
          <table:table-cell table:style-name="ce19" table:formula="of:=SUM([.H59:.H62])" office:value-type="float" office:value="71500000" calcext:value-type="float">
            <text:p>71,500,000.00</text:p>
          </table:table-cell>
          <table:table-cell table:style-name="ce19" table:formula="of:=SUM([.I59:.I62])" office:value-type="float" office:value="108625000" calcext:value-type="float">
            <text:p>108,625,000.00</text:p>
          </table:table-cell>
          <table:table-cell table:style-name="ce19" table:formula="of:=SUM([.J59:.J62])" office:value-type="float" office:value="108625000" calcext:value-type="float">
            <text:p>108,625,000.00</text:p>
          </table:table-cell>
          <table:table-cell table:style-name="ce19" table:formula="of:=SUM([.K59:.K62])" office:value-type="float" office:value="202062500" calcext:value-type="float">
            <text:p>202,062,500.00</text:p>
          </table:table-cell>
          <table:table-cell table:style-name="ce19" table:formula="of:=SUM([.L59:.L62])" office:value-type="float" office:value="162437500" calcext:value-type="float">
            <text:p>162,437,500.00</text:p>
          </table:table-cell>
          <table:table-cell table:style-name="ce19" table:formula="of:=SUM([.M59:.M62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hecks: values computed w/ `tokenPerShare` and `offset`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ward Tokens outstanding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ser0</text:p>
          </table:table-cell>
          <table:table-cell table:style-name="ce5" table:formula="of:=[.B52]*[.B$49]/[.$B$48]-[.B59]" office:value-type="float" office:value="0" calcext:value-type="float">
            <text:p>0</text:p>
          </table:table-cell>
          <table:table-cell table:style-name="ce5" table:formula="of:=[.C52]*[.C$49]/[.$B$48]-[.C59]" office:value-type="float" office:value="5000000" calcext:value-type="float">
            <text:p>5,000,000</text:p>
          </table:table-cell>
          <table:table-cell table:style-name="ce5" table:formula="of:=[.D52]*[.D$49]/[.$B$48]-[.D59]" office:value-type="float" office:value="4500000" calcext:value-type="float">
            <text:p>4,500,000</text:p>
          </table:table-cell>
          <table:table-cell table:style-name="ce5" table:formula="of:=[.E52]*[.E$49]/[.$B$48]-[.E59]" office:value-type="float" office:value="5750000" calcext:value-type="float">
            <text:p>5,750,000</text:p>
          </table:table-cell>
          <table:table-cell table:style-name="ce5" table:formula="of:=[.F52]*[.F$49]/[.$B$48]-[.F59]" office:value-type="float" office:value="6062500" calcext:value-type="float">
            <text:p>6,062,500</text:p>
          </table:table-cell>
          <table:table-cell table:style-name="ce5" table:formula="of:=[.G52]*[.G$49]/[.$B$48]-[.G59]" office:value-type="float" office:value="6187500" calcext:value-type="float">
            <text:p>6,187,500</text:p>
          </table:table-cell>
          <table:table-cell table:style-name="ce5" table:formula="of:=[.H52]*[.H$49]/[.$B$48]-[.H59]" office:value-type="float" office:value="6187500" calcext:value-type="float">
            <text:p>6,187,500</text:p>
          </table:table-cell>
          <table:table-cell table:style-name="ce5" table:formula="of:=[.I52]*[.I$49]/[.$B$48]-[.I59]" office:value-type="float" office:value="6187500" calcext:value-type="float">
            <text:p>6,187,500</text:p>
          </table:table-cell>
          <table:table-cell table:style-name="ce5" table:formula="of:=[.J52]*[.J$49]/[.$B$48]-[.J59]" office:value-type="float" office:value="7937500" calcext:value-type="float">
            <text:p>7,937,500</text:p>
          </table:table-cell>
          <table:table-cell table:style-name="ce5" table:formula="of:=[.K52]*[.K$49]/[.$B$48]-[.K59]" office:value-type="float" office:value="13187500" calcext:value-type="float">
            <text:p>13,187,500</text:p>
          </table:table-cell>
          <table:table-cell table:style-name="ce5" table:formula="of:=[.L52]*[.L$49]/[.$B$48]-[.L59]" office:value-type="float" office:value="0" calcext:value-type="float">
            <text:p>0</text:p>
          </table:table-cell>
          <table:table-cell table:style-name="ce5" table:formula="of:=[.M52]*[.M$49]/[.$B$48]-[.M59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user1</text:p>
          </table:table-cell>
          <table:table-cell table:style-name="ce5" table:formula="of:=[.B53]*[.B$49]/[.$B$48]-[.B60]" office:value-type="float" office:value="0" calcext:value-type="float">
            <text:p>0</text:p>
          </table:table-cell>
          <table:table-cell table:style-name="ce5" table:formula="of:=[.C53]*[.C$49]/[.$B$48]-[.C60]" office:value-type="float" office:value="0" calcext:value-type="float">
            <text:p>0</text:p>
          </table:table-cell>
          <table:table-cell table:style-name="ce5" table:formula="of:=[.D53]*[.D$49]/[.$B$48]-[.D60]" office:value-type="float" office:value="6000000" calcext:value-type="float">
            <text:p>6,000,000</text:p>
          </table:table-cell>
          <table:table-cell table:style-name="ce5" table:formula="of:=[.E53]*[.E$49]/[.$B$48]-[.E60]" office:value-type="float" office:value="9750000" calcext:value-type="float">
            <text:p>9,750,000</text:p>
          </table:table-cell>
          <table:table-cell table:style-name="ce5" table:formula="of:=[.F53]*[.F$49]/[.$B$48]-[.F60]" office:value-type="float" office:value="10687500" calcext:value-type="float">
            <text:p>10,687,500</text:p>
          </table:table-cell>
          <table:table-cell table:style-name="ce5" table:formula="of:=[.G53]*[.G$49]/[.$B$48]-[.G60]" office:value-type="float" office:value="11062500" calcext:value-type="float">
            <text:p>11,062,500</text:p>
          </table:table-cell>
          <table:table-cell table:style-name="ce5" table:formula="of:=[.H53]*[.H$49]/[.$B$48]-[.H60]" office:value-type="float" office:value="3687500" calcext:value-type="float">
            <text:p>3,687,500</text:p>
          </table:table-cell>
          <table:table-cell table:style-name="ce5" table:formula="of:=[.I53]*[.I$49]/[.$B$48]-[.I60]" office:value-type="float" office:value="3687500" calcext:value-type="float">
            <text:p>3,687,500</text:p>
          </table:table-cell>
          <table:table-cell table:style-name="ce5" table:formula="of:=[.J53]*[.J$49]/[.$B$48]-[.J60]" office:value-type="float" office:value="3937500" calcext:value-type="float">
            <text:p>3,937,500</text:p>
          </table:table-cell>
          <table:table-cell table:style-name="ce5" table:formula="of:=[.K53]*[.K$49]/[.$B$48]-[.K60]" office:value-type="float" office:value="4687500" calcext:value-type="float">
            <text:p>4,687,500</text:p>
          </table:table-cell>
          <table:table-cell table:style-name="ce5" table:formula="of:=[.L53]*[.L$49]/[.$B$48]-[.L60]" office:value-type="float" office:value="0" calcext:value-type="float">
            <text:p>0</text:p>
          </table:table-cell>
          <table:table-cell table:style-name="ce5" table:formula="of:=[.M53]*[.M$49]/[.$B$48]-[.M60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user2</text:p>
          </table:table-cell>
          <table:table-cell table:style-name="ce5" table:formula="of:=[.B54]*[.B$49]/[.$B$48]-[.B61]" office:value-type="float" office:value="0" calcext:value-type="float">
            <text:p>0</text:p>
          </table:table-cell>
          <table:table-cell table:style-name="ce5" table:formula="of:=[.C54]*[.C$49]/[.$B$48]-[.C61]" office:value-type="float" office:value="0" calcext:value-type="float">
            <text:p>0</text:p>
          </table:table-cell>
          <table:table-cell table:style-name="ce5" table:formula="of:=[.D54]*[.D$49]/[.$B$48]-[.D61]" office:value-type="float" office:value="0" calcext:value-type="float">
            <text:p>0</text:p>
          </table:table-cell>
          <table:table-cell table:style-name="ce5" table:formula="of:=[.E54]*[.E$49]/[.$B$48]-[.E61]" office:value-type="float" office:value="0" calcext:value-type="float">
            <text:p>0</text:p>
          </table:table-cell>
          <table:table-cell table:style-name="ce5" table:formula="of:=[.F54]*[.F$49]/[.$B$48]-[.F61]" office:value-type="float" office:value="0" calcext:value-type="float">
            <text:p>0</text:p>
          </table:table-cell>
          <table:table-cell table:style-name="ce5" table:formula="of:=[.G54]*[.G$49]/[.$B$48]-[.G61]" office:value-type="float" office:value="0" calcext:value-type="float">
            <text:p>0</text:p>
          </table:table-cell>
          <table:table-cell table:style-name="ce5" table:formula="of:=[.H54]*[.H$49]/[.$B$48]-[.H61]" office:value-type="float" office:value="0" calcext:value-type="float">
            <text:p>0</text:p>
          </table:table-cell>
          <table:table-cell table:style-name="ce5" table:formula="of:=[.I54]*[.I$49]/[.$B$48]-[.I61]" office:value-type="float" office:value="0" calcext:value-type="float">
            <text:p>0</text:p>
          </table:table-cell>
          <table:table-cell table:style-name="ce5" table:formula="of:=[.J54]*[.J$49]/[.$B$48]-[.J61]" office:value-type="float" office:value="0" calcext:value-type="float">
            <text:p>0</text:p>
          </table:table-cell>
          <table:table-cell table:style-name="ce5" table:formula="of:=[.K54]*[.K$49]/[.$B$48]-[.K61]" office:value-type="float" office:value="0" calcext:value-type="float">
            <text:p>0</text:p>
          </table:table-cell>
          <table:table-cell table:style-name="ce5" table:formula="of:=[.L54]*[.L$49]/[.$B$48]-[.L61]" office:value-type="float" office:value="0" calcext:value-type="float">
            <text:p>0</text:p>
          </table:table-cell>
          <table:table-cell table:style-name="ce5" table:formula="of:=[.M54]*[.M$49]/[.$B$48]-[.M61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user3</text:p>
          </table:table-cell>
          <table:table-cell table:style-name="ce5" table:formula="of:=[.B55]*[.B$49]/[.$B$48]-[.B62]" office:value-type="float" office:value="0" calcext:value-type="float">
            <text:p>0</text:p>
          </table:table-cell>
          <table:table-cell table:style-name="ce5" table:formula="of:=[.C55]*[.C$49]/[.$B$48]-[.C62]" office:value-type="float" office:value="0" calcext:value-type="float">
            <text:p>0</text:p>
          </table:table-cell>
          <table:table-cell table:style-name="ce5" table:formula="of:=[.D55]*[.D$49]/[.$B$48]-[.D62]" office:value-type="float" office:value="0" calcext:value-type="float">
            <text:p>0</text:p>
          </table:table-cell>
          <table:table-cell table:style-name="ce5" table:formula="of:=[.E55]*[.E$49]/[.$B$48]-[.E62]" office:value-type="float" office:value="0" calcext:value-type="float">
            <text:p>0</text:p>
          </table:table-cell>
          <table:table-cell table:style-name="ce5" table:formula="of:=[.F55]*[.F$49]/[.$B$48]-[.F62]" office:value-type="float" office:value="3750000" calcext:value-type="float">
            <text:p>3,750,000</text:p>
          </table:table-cell>
          <table:table-cell table:style-name="ce5" table:formula="of:=[.G55]*[.G$49]/[.$B$48]-[.G62]" office:value-type="float" office:value="5250000" calcext:value-type="float">
            <text:p>5,250,000</text:p>
          </table:table-cell>
          <table:table-cell table:style-name="ce5" table:formula="of:=[.H55]*[.H$49]/[.$B$48]-[.H62]" office:value-type="float" office:value="5250000" calcext:value-type="float">
            <text:p>5,250,000</text:p>
          </table:table-cell>
          <table:table-cell table:style-name="ce5" table:formula="of:=[.I55]*[.I$49]/[.$B$48]-[.I62]" office:value-type="float" office:value="5250000" calcext:value-type="float">
            <text:p>5,250,000</text:p>
          </table:table-cell>
          <table:table-cell table:style-name="ce5" table:formula="of:=[.J55]*[.J$49]/[.$B$48]-[.J62]" office:value-type="float" office:value="8250000" calcext:value-type="float">
            <text:p>8,250,000</text:p>
          </table:table-cell>
          <table:table-cell table:style-name="ce5" table:formula="of:=[.K55]*[.K$49]/[.$B$48]-[.K62]" office:value-type="float" office:value="17250000" calcext:value-type="float">
            <text:p>17,250,000</text:p>
          </table:table-cell>
          <table:table-cell table:style-name="ce5" table:formula="of:=[.L55]*[.L$49]/[.$B$48]-[.L62]" office:value-type="float" office:value="17250000" calcext:value-type="float">
            <text:p>17,250,000</text:p>
          </table:table-cell>
          <table:table-cell table:style-name="ce5" table:formula="of:=[.M55]*[.M$49]/[.$B$48]-[.M62]" office:value-type="float" office:value="0" calcext:value-type="float">
            <text:p>0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9" table:formula="of:=[.B56]*[.B$49]/[.$B$48]-[.B63]" office:value-type="float" office:value="0" calcext:value-type="float">
            <text:p>0</text:p>
          </table:table-cell>
          <table:table-cell table:style-name="ce9" table:formula="of:=[.C56]*[.C$49]/[.$B$48]-[.C63]" office:value-type="float" office:value="5000000" calcext:value-type="float">
            <text:p>5,000,000</text:p>
          </table:table-cell>
          <table:table-cell table:style-name="ce9" table:formula="of:=[.D56]*[.D$49]/[.$B$48]-[.D63]" office:value-type="float" office:value="10500000" calcext:value-type="float">
            <text:p>10,500,000</text:p>
          </table:table-cell>
          <table:table-cell table:style-name="ce9" table:formula="of:=[.E56]*[.E$49]/[.$B$48]-[.E63]" office:value-type="float" office:value="15500000" calcext:value-type="float">
            <text:p>15,500,000</text:p>
          </table:table-cell>
          <table:table-cell table:style-name="ce9" table:formula="of:=[.F56]*[.F$49]/[.$B$48]-[.F63]" office:value-type="float" office:value="20500000" calcext:value-type="float">
            <text:p>20,500,000</text:p>
          </table:table-cell>
          <table:table-cell table:style-name="ce9" table:formula="of:=[.G56]*[.G$49]/[.$B$48]-[.G63]" office:value-type="float" office:value="22500000" calcext:value-type="float">
            <text:p>22,500,000</text:p>
          </table:table-cell>
          <table:table-cell table:style-name="ce9" table:formula="of:=[.H56]*[.H$49]/[.$B$48]-[.H63]" office:value-type="float" office:value="15125000" calcext:value-type="float">
            <text:p>15,125,000</text:p>
          </table:table-cell>
          <table:table-cell table:style-name="ce9" table:formula="of:=[.I56]*[.I$49]/[.$B$48]-[.I63]" office:value-type="float" office:value="15125000" calcext:value-type="float">
            <text:p>15,125,000</text:p>
          </table:table-cell>
          <table:table-cell table:style-name="ce9" table:formula="of:=[.J56]*[.J$49]/[.$B$48]-[.J63]" office:value-type="float" office:value="20125000" calcext:value-type="float">
            <text:p>20,125,000</text:p>
          </table:table-cell>
          <table:table-cell table:style-name="ce9" table:formula="of:=[.K56]*[.K$49]/[.$B$48]-[.K63]" office:value-type="float" office:value="35125000" calcext:value-type="float">
            <text:p>35,125,000</text:p>
          </table:table-cell>
          <table:table-cell table:style-name="ce9" table:formula="of:=[.L56]*[.L$49]/[.$B$48]-[.L63]" office:value-type="float" office:value="17250000" calcext:value-type="float">
            <text:p>17,250,000</text:p>
          </table:table-cell>
          <table:table-cell table:style-name="ce9" table:formula="of:=[.M56]*[.M$49]/[.$B$48]-[.M63]" office:value-type="float" office:value="0" calcext:value-type="float">
            <text:p>0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22" table:formula="of:=IF(ABS(SUM([.B67:.B70])-[.B71])&lt;0.01;&quot;Ok&quot;;&quot;Error&quot;)" office:value-type="string" office:string-value="Ok" calcext:value-type="string">
            <text:p>Ok</text:p>
          </table:table-cell>
          <table:table-cell table:style-name="ce22" table:formula="of:=IF(ABS(SUM([.C67:.C70])-[.C71])&lt;0.01;&quot;Ok&quot;;&quot;Error&quot;)" office:value-type="string" office:string-value="Ok" calcext:value-type="string">
            <text:p>Ok</text:p>
          </table:table-cell>
          <table:table-cell table:style-name="ce22" table:formula="of:=IF(ABS(SUM([.D67:.D70])-[.D71])&lt;0.01;&quot;Ok&quot;;&quot;Error&quot;)" office:value-type="string" office:string-value="Ok" calcext:value-type="string">
            <text:p>Ok</text:p>
          </table:table-cell>
          <table:table-cell table:style-name="ce22" table:formula="of:=IF(ABS(SUM([.E67:.E70])-[.E71])&lt;0.01;&quot;Ok&quot;;&quot;Error&quot;)" office:value-type="string" office:string-value="Ok" calcext:value-type="string">
            <text:p>Ok</text:p>
          </table:table-cell>
          <table:table-cell table:style-name="ce22" table:formula="of:=IF(ABS(SUM([.F67:.F70])-[.F71])&lt;0.01;&quot;Ok&quot;;&quot;Error&quot;)" office:value-type="string" office:string-value="Ok" calcext:value-type="string">
            <text:p>Ok</text:p>
          </table:table-cell>
          <table:table-cell table:style-name="ce22" table:formula="of:=IF(ABS(SUM([.G67:.G70])-[.G71])&lt;0.01;&quot;Ok&quot;;&quot;Error&quot;)" office:value-type="string" office:string-value="Ok" calcext:value-type="string">
            <text:p>Ok</text:p>
          </table:table-cell>
          <table:table-cell table:style-name="ce22" table:formula="of:=IF(ABS(SUM([.H67:.H70])-[.H71])&lt;0.01;&quot;Ok&quot;;&quot;Error&quot;)" office:value-type="string" office:string-value="Ok" calcext:value-type="string">
            <text:p>Ok</text:p>
          </table:table-cell>
          <table:table-cell table:style-name="ce22" table:formula="of:=IF(ABS(SUM([.I67:.I70])-[.I71])&lt;0.01;&quot;Ok&quot;;&quot;Error&quot;)" office:value-type="string" office:string-value="Ok" calcext:value-type="string">
            <text:p>Ok</text:p>
          </table:table-cell>
          <table:table-cell table:style-name="ce22" table:formula="of:=IF(ABS(SUM([.J67:.J70])-[.J71])&lt;0.01;&quot;Ok&quot;;&quot;Error&quot;)" office:value-type="string" office:string-value="Ok" calcext:value-type="string">
            <text:p>Ok</text:p>
          </table:table-cell>
          <table:table-cell table:style-name="ce22" table:formula="of:=IF(ABS(SUM([.K67:.K70])-[.K71])&lt;0.01;&quot;Ok&quot;;&quot;Error&quot;)" office:value-type="string" office:string-value="Ok" calcext:value-type="string">
            <text:p>Ok</text:p>
          </table:table-cell>
          <table:table-cell table:style-name="ce22" table:formula="of:=IF(ABS(SUM([.L67:.L70])-[.L71])&lt;0.01;&quot;Ok&quot;;&quot;Error&quot;)" office:value-type="string" office:string-value="Ok" calcext:value-type="string">
            <text:p>Ok</text:p>
          </table:table-cell>
          <table:table-cell table:style-name="ce22" table:formula="of:=IF(ABS(SUM([.M67:.M70])-[.M71])&lt;0.01;&quot;Ok&quot;;&quot;Error&quot;)" office:value-type="string" office:string-value="Ok" calcext:value-type="string">
            <text:p>Ok</text:p>
          </table:table-cell>
          <table:table-cell table:style-name="ce22"/>
          <table:table-cell table:number-columns-repeated="1010"/>
        </table:table-row>
        <table:table-row table:style-name="ro1">
          <table:table-cell/>
          <table:table-cell table:style-name="ce22" table:formula="of:=IF(ABS([.B46]-[.B71])&lt;0.01; &quot;Ok&quot;; &quot;Error&quot;)" office:value-type="string" office:string-value="Ok" calcext:value-type="string">
            <text:p>Ok</text:p>
          </table:table-cell>
          <table:table-cell table:style-name="ce22" table:formula="of:=IF(ABS([.C46]-[.C71])&lt;0.01; &quot;Ok&quot;; &quot;Error&quot;)" office:value-type="string" office:string-value="Ok" calcext:value-type="string">
            <text:p>Ok</text:p>
          </table:table-cell>
          <table:table-cell table:style-name="ce22" table:formula="of:=IF(ABS([.D46]-[.D71])&lt;0.01; &quot;Ok&quot;; &quot;Error&quot;)" office:value-type="string" office:string-value="Ok" calcext:value-type="string">
            <text:p>Ok</text:p>
          </table:table-cell>
          <table:table-cell table:style-name="ce22" table:formula="of:=IF(ABS([.E46]-[.E71])&lt;0.01; &quot;Ok&quot;; &quot;Error&quot;)" office:value-type="string" office:string-value="Ok" calcext:value-type="string">
            <text:p>Ok</text:p>
          </table:table-cell>
          <table:table-cell table:style-name="ce22" table:formula="of:=IF(ABS([.F46]-[.F71])&lt;0.01; &quot;Ok&quot;; &quot;Error&quot;)" office:value-type="string" office:string-value="Ok" calcext:value-type="string">
            <text:p>Ok</text:p>
          </table:table-cell>
          <table:table-cell table:style-name="ce22" table:formula="of:=IF(ABS([.G46]-[.G71])&lt;0.01; &quot;Ok&quot;; &quot;Error&quot;)" office:value-type="string" office:string-value="Ok" calcext:value-type="string">
            <text:p>Ok</text:p>
          </table:table-cell>
          <table:table-cell table:style-name="ce22" table:formula="of:=IF(ABS([.H46]-[.H71])&lt;0.01; &quot;Ok&quot;; &quot;Error&quot;)" office:value-type="string" office:string-value="Ok" calcext:value-type="string">
            <text:p>Ok</text:p>
          </table:table-cell>
          <table:table-cell table:style-name="ce22" table:formula="of:=IF(ABS([.I46]-[.I71])&lt;0.01; &quot;Ok&quot;; &quot;Error&quot;)" office:value-type="string" office:string-value="Ok" calcext:value-type="string">
            <text:p>Ok</text:p>
          </table:table-cell>
          <table:table-cell table:style-name="ce22" table:formula="of:=IF(ABS([.J46]-[.J71])&lt;0.01; &quot;Ok&quot;; &quot;Error&quot;)" office:value-type="string" office:string-value="Ok" calcext:value-type="string">
            <text:p>Ok</text:p>
          </table:table-cell>
          <table:table-cell table:style-name="ce22" table:formula="of:=IF(ABS([.K46]-[.K71])&lt;0.01; &quot;Ok&quot;; &quot;Error&quot;)" office:value-type="string" office:string-value="Ok" calcext:value-type="string">
            <text:p>Ok</text:p>
          </table:table-cell>
          <table:table-cell table:style-name="ce22" table:formula="of:=IF(ABS([.L46]-[.L71])&lt;0.01; &quot;Ok&quot;; &quot;Error&quot;)" office:value-type="string" office:string-value="Ok" calcext:value-type="string">
            <text:p>Ok</text:p>
          </table:table-cell>
          <table:table-cell table:style-name="ce22" table:formula="of:=IF(ABS([.M46]-[.M71])&lt;0.01; &quot;Ok&quot;; &quot;Error&quot;)" office:value-type="string" office:string-value="Ok" calcext:value-type="string">
            <text:p>Ok</text:p>
          </table:table-cell>
          <table:table-cell table:style-name="ce2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0" number:grouping="true"/>
    </number:number-style>
    <number:number-style style:name="N123">
      <number:number number:decimal-places="4" loext:min-decimal-places="4" number:min-integer-digits="0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7" loext:min-decimal-places="7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0:40:25.9922496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4:33:11.36</meta:creation-date>
    <meta:editing-duration>P1DT4H41M43S</meta:editing-duration>
    <meta:editing-cycles>31</meta:editing-cycles>
    <meta:generator>LibreOffice/6.0.7.3$Linux_X86_64 LibreOffice_project/00m0$Build-3</meta:generator>
    <meta:initial-creator>Vadim Konstantinov</meta:initial-creator>
    <dc:date>2022-01-26T13:07:37.577332819</dc:date>
    <meta:document-statistic meta:table-count="2" meta:cell-count="568" meta:object-count="0"/>
  </office:meta>
</office:document-meta>
</file>